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1c36773"/>
    </style:style>
    <style:style style:name="P9" style:family="paragraph" style:parent-style-name="Standard">
      <style:paragraph-properties fo:text-align="center" style:justify-single-word="false"/>
      <style:text-properties fo:language="bg" fo:country="BG" officeooo:paragraph-rsid="01e5f5b7"/>
    </style:style>
    <style:style style:name="P10" style:family="paragraph" style:parent-style-name="Standard">
      <style:text-properties fo:language="bg" fo:country="BG" officeooo:rsid="002fd33e" officeooo:paragraph-rsid="0030241d"/>
    </style:style>
    <style:style style:name="P11" style:family="paragraph" style:parent-style-name="Standard">
      <style:text-properties fo:language="bg" fo:country="BG" officeooo:paragraph-rsid="003989e1"/>
    </style:style>
    <style:style style:name="P12" style:family="paragraph" style:parent-style-name="Standard">
      <style:text-properties fo:language="bg" fo:country="BG" officeooo:paragraph-rsid="00927c73"/>
    </style:style>
    <style:style style:name="P13" style:family="paragraph" style:parent-style-name="Standard">
      <style:text-properties fo:language="bg" fo:country="BG" officeooo:paragraph-rsid="009773a3"/>
    </style:style>
    <style:style style:name="P14" style:family="paragraph" style:parent-style-name="Standard">
      <style:text-properties fo:language="bg" fo:country="BG" officeooo:paragraph-rsid="009ac59e"/>
    </style:style>
    <style:style style:name="P15" style:family="paragraph" style:parent-style-name="Standard">
      <style:text-properties fo:language="bg" fo:country="BG" officeooo:paragraph-rsid="009c6919"/>
    </style:style>
    <style:style style:name="P16" style:family="paragraph" style:parent-style-name="Standard">
      <style:text-properties fo:language="bg" fo:country="BG" officeooo:paragraph-rsid="009f1680"/>
    </style:style>
    <style:style style:name="P17" style:family="paragraph" style:parent-style-name="Standard">
      <style:text-properties fo:language="bg" fo:country="BG" officeooo:paragraph-rsid="00a1a5b4"/>
    </style:style>
    <style:style style:name="P18" style:family="paragraph" style:parent-style-name="Standard">
      <style:text-properties fo:language="bg" fo:country="BG" officeooo:paragraph-rsid="00a34787"/>
    </style:style>
    <style:style style:name="P19" style:family="paragraph" style:parent-style-name="Standard">
      <style:text-properties fo:language="bg" fo:country="BG" officeooo:paragraph-rsid="00a4f6f0"/>
    </style:style>
    <style:style style:name="P20" style:family="paragraph" style:parent-style-name="Standard">
      <style:text-properties fo:language="bg" fo:country="BG" officeooo:paragraph-rsid="00a54844"/>
    </style:style>
    <style:style style:name="P21" style:family="paragraph" style:parent-style-name="Standard">
      <style:text-properties fo:language="bg" fo:country="BG" officeooo:paragraph-rsid="00a8172d"/>
    </style:style>
    <style:style style:name="P22" style:family="paragraph" style:parent-style-name="Standard">
      <style:text-properties fo:language="bg" fo:country="BG" officeooo:paragraph-rsid="00a90683"/>
    </style:style>
    <style:style style:name="P23" style:family="paragraph" style:parent-style-name="Standard">
      <style:text-properties fo:language="bg" fo:country="BG" officeooo:paragraph-rsid="00a9d866"/>
    </style:style>
    <style:style style:name="P24" style:family="paragraph" style:parent-style-name="Standard">
      <style:text-properties fo:language="bg" fo:country="BG" officeooo:paragraph-rsid="00ab018b"/>
    </style:style>
    <style:style style:name="P25" style:family="paragraph" style:parent-style-name="Standard">
      <style:text-properties fo:language="bg" fo:country="BG" officeooo:paragraph-rsid="00acfc33"/>
    </style:style>
    <style:style style:name="P26" style:family="paragraph" style:parent-style-name="Standard">
      <style:text-properties fo:language="bg" fo:country="BG" officeooo:paragraph-rsid="00af07b5"/>
    </style:style>
    <style:style style:name="P27" style:family="paragraph" style:parent-style-name="Standard">
      <style:text-properties fo:language="bg" fo:country="BG" officeooo:paragraph-rsid="00af1e12"/>
    </style:style>
    <style:style style:name="P28" style:family="paragraph" style:parent-style-name="Standard">
      <style:text-properties fo:language="bg" fo:country="BG" officeooo:paragraph-rsid="00afa54a"/>
    </style:style>
    <style:style style:name="P29" style:family="paragraph" style:parent-style-name="Standard">
      <style:text-properties fo:language="bg" fo:country="BG" officeooo:paragraph-rsid="00b0578d"/>
    </style:style>
    <style:style style:name="P30" style:family="paragraph" style:parent-style-name="Standard">
      <style:text-properties fo:language="bg" fo:country="BG" officeooo:paragraph-rsid="00b0fa35"/>
    </style:style>
    <style:style style:name="P31" style:family="paragraph" style:parent-style-name="Standard">
      <style:text-properties fo:language="bg" fo:country="BG" officeooo:paragraph-rsid="00b117fc"/>
    </style:style>
    <style:style style:name="P32" style:family="paragraph" style:parent-style-name="Standard">
      <style:text-properties fo:language="bg" fo:country="BG" officeooo:paragraph-rsid="00b3cf78"/>
    </style:style>
    <style:style style:name="P33" style:family="paragraph" style:parent-style-name="Standard">
      <style:text-properties fo:language="bg" fo:country="BG" officeooo:paragraph-rsid="00c2347c"/>
    </style:style>
    <style:style style:name="P34" style:family="paragraph" style:parent-style-name="Standard">
      <style:text-properties fo:language="bg" fo:country="BG" officeooo:paragraph-rsid="00c3960b"/>
    </style:style>
    <style:style style:name="P35" style:family="paragraph" style:parent-style-name="Standard">
      <style:text-properties fo:language="bg" fo:country="BG" officeooo:paragraph-rsid="00c6243a"/>
    </style:style>
    <style:style style:name="P36" style:family="paragraph" style:parent-style-name="Standard">
      <style:text-properties fo:language="bg" fo:country="BG" officeooo:paragraph-rsid="00c7d84b"/>
    </style:style>
    <style:style style:name="P37" style:family="paragraph" style:parent-style-name="Standard">
      <style:text-properties fo:language="bg" fo:country="BG" officeooo:paragraph-rsid="00c92b84"/>
    </style:style>
    <style:style style:name="P38"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9" style:family="paragraph" style:parent-style-name="Standard">
      <style:text-properties fo:language="bg" fo:country="BG" officeooo:paragraph-rsid="013bef4b"/>
    </style:style>
    <style:style style:name="P40" style:family="paragraph" style:parent-style-name="Standard">
      <style:text-properties fo:language="bg" fo:country="BG" officeooo:paragraph-rsid="015ac4d8"/>
    </style:style>
    <style:style style:name="P41" style:family="paragraph" style:parent-style-name="Standard">
      <style:text-properties fo:language="bg" fo:country="BG" officeooo:paragraph-rsid="01718a6a"/>
    </style:style>
    <style:style style:name="P42" style:family="paragraph" style:parent-style-name="Standard">
      <style:text-properties fo:language="bg" fo:country="BG" officeooo:paragraph-rsid="0174debf"/>
    </style:style>
    <style:style style:name="P43" style:family="paragraph" style:parent-style-name="Standard">
      <style:text-properties fo:language="bg" fo:country="BG" officeooo:paragraph-rsid="0176c0af"/>
    </style:style>
    <style:style style:name="P44" style:family="paragraph" style:parent-style-name="Standard">
      <style:text-properties fo:language="bg" fo:country="BG" officeooo:rsid="017dca53" officeooo:paragraph-rsid="018a2066"/>
    </style:style>
    <style:style style:name="P45" style:family="paragraph" style:parent-style-name="Standard">
      <style:text-properties fo:language="bg" fo:country="BG" officeooo:rsid="018140b9" officeooo:paragraph-rsid="018a2066"/>
    </style:style>
    <style:style style:name="P46" style:family="paragraph" style:parent-style-name="Standard">
      <style:text-properties fo:language="bg" fo:country="BG" officeooo:rsid="0181c3af" officeooo:paragraph-rsid="0181c3af"/>
    </style:style>
    <style:style style:name="P47" style:family="paragraph" style:parent-style-name="Standard">
      <style:text-properties fo:language="bg" fo:country="BG" officeooo:rsid="0181c3af" officeooo:paragraph-rsid="0187154f"/>
    </style:style>
    <style:style style:name="P48" style:family="paragraph" style:parent-style-name="Standard">
      <style:text-properties fo:language="bg" fo:country="BG" officeooo:rsid="018dbbdd" officeooo:paragraph-rsid="018dbbdd"/>
    </style:style>
    <style:style style:name="P49" style:family="paragraph" style:parent-style-name="Standard">
      <style:text-properties fo:language="bg" fo:country="BG" officeooo:rsid="01b9ac27" officeooo:paragraph-rsid="01b9ac27"/>
    </style:style>
    <style:style style:name="P50" style:family="paragraph" style:parent-style-name="Standard">
      <style:text-properties fo:language="bg" fo:country="BG" officeooo:paragraph-rsid="01bc26ec"/>
    </style:style>
    <style:style style:name="P51" style:family="paragraph" style:parent-style-name="Standard">
      <style:text-properties fo:language="bg" fo:country="BG" officeooo:paragraph-rsid="01c36773"/>
    </style:style>
    <style:style style:name="P52" style:family="paragraph" style:parent-style-name="Standard">
      <style:text-properties fo:language="bg" fo:country="BG" officeooo:rsid="01b6abd2" officeooo:paragraph-rsid="01c36773"/>
    </style:style>
    <style:style style:name="P53" style:family="paragraph" style:parent-style-name="Standard">
      <style:text-properties fo:language="bg" fo:country="BG" officeooo:rsid="01cc88fb" officeooo:paragraph-rsid="01cc88fb"/>
    </style:style>
    <style:style style:name="P54" style:family="paragraph" style:parent-style-name="Standard">
      <style:text-properties fo:language="bg" fo:country="BG" officeooo:rsid="01ce872c" officeooo:paragraph-rsid="01ce872c"/>
    </style:style>
    <style:style style:name="P55" style:family="paragraph" style:parent-style-name="Standard">
      <style:paragraph-properties fo:text-align="center" style:justify-single-word="false"/>
      <style:text-properties fo:language="bg" fo:country="BG" officeooo:rsid="01ce872c" officeooo:paragraph-rsid="01ce872c"/>
    </style:style>
    <style:style style:name="P56" style:family="paragraph" style:parent-style-name="Standard">
      <style:text-properties fo:language="bg" fo:country="BG" officeooo:rsid="01d3c7f6" officeooo:paragraph-rsid="01d3c7f6"/>
    </style:style>
    <style:style style:name="P57" style:family="paragraph" style:parent-style-name="Standard">
      <style:text-properties fo:language="bg" fo:country="BG" officeooo:paragraph-rsid="01ec0377"/>
    </style:style>
    <style:style style:name="P5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5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text-properties officeooo:paragraph-rsid="01978459"/>
    </style:style>
    <style:style style:name="P62" style:family="paragraph" style:parent-style-name="Standard">
      <style:paragraph-properties fo:text-align="center" style:justify-single-word="false"/>
    </style:style>
    <style:style style:name="P63" style:family="paragraph" style:parent-style-name="Standard">
      <style:paragraph-properties fo:text-align="center" style:justify-single-word="false"/>
      <style:text-properties officeooo:paragraph-rsid="003989e1"/>
    </style:style>
    <style:style style:name="P64" style:family="paragraph" style:parent-style-name="Standard">
      <style:text-properties officeooo:rsid="01ef7f26" officeooo:paragraph-rsid="01f60a59"/>
    </style:style>
    <style:style style:name="P65"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66"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67" style:family="paragraph" style:parent-style-name="Table_20_Contents">
      <style:paragraph-properties fo:text-align="center" style:justify-single-word="false"/>
      <style:text-properties fo:font-weight="bold" style:font-weight-asian="bold" style:font-weight-complex="bold"/>
    </style:style>
    <style:style style:name="P6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6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7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7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7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7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7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7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7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7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7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7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8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8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8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8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8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8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8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8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8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8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9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9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9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9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9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9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9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9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9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9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paragraph-rsid="008caa8f"/>
    </style:style>
    <style:style style:name="P102" style:family="paragraph" style:parent-style-name="Table_20_Contents">
      <style:paragraph-properties fo:text-align="center" style:justify-single-word="false"/>
      <style:text-properties officeooo:paragraph-rsid="00903a8d"/>
    </style:style>
    <style:style style:name="P103" style:family="paragraph" style:parent-style-name="Table_20_Contents">
      <style:paragraph-properties fo:text-align="center" style:justify-single-word="false"/>
      <style:text-properties officeooo:paragraph-rsid="00927c73"/>
    </style:style>
    <style:style style:name="P104" style:family="paragraph" style:parent-style-name="Table_20_Contents">
      <style:paragraph-properties fo:text-align="center" style:justify-single-word="false"/>
      <style:text-properties officeooo:paragraph-rsid="0094e13e"/>
    </style:style>
    <style:style style:name="P105" style:family="paragraph" style:parent-style-name="Table_20_Contents">
      <style:paragraph-properties fo:text-align="center" style:justify-single-word="false"/>
      <style:text-properties officeooo:paragraph-rsid="009773a3"/>
    </style:style>
    <style:style style:name="P106" style:family="paragraph" style:parent-style-name="Table_20_Contents">
      <style:paragraph-properties fo:text-align="center" style:justify-single-word="false"/>
      <style:text-properties officeooo:paragraph-rsid="009ac59e"/>
    </style:style>
    <style:style style:name="P107" style:family="paragraph" style:parent-style-name="Table_20_Contents">
      <style:paragraph-properties fo:text-align="center" style:justify-single-word="false"/>
      <style:text-properties officeooo:paragraph-rsid="009c6919"/>
    </style:style>
    <style:style style:name="P108" style:family="paragraph" style:parent-style-name="Table_20_Contents">
      <style:paragraph-properties fo:text-align="center" style:justify-single-word="false"/>
      <style:text-properties officeooo:paragraph-rsid="009f1680"/>
    </style:style>
    <style:style style:name="P109" style:family="paragraph" style:parent-style-name="Table_20_Contents">
      <style:paragraph-properties fo:text-align="center" style:justify-single-word="false"/>
      <style:text-properties officeooo:paragraph-rsid="00a1a5b4"/>
    </style:style>
    <style:style style:name="P110" style:family="paragraph" style:parent-style-name="Table_20_Contents">
      <style:paragraph-properties fo:text-align="center" style:justify-single-word="false"/>
      <style:text-properties officeooo:paragraph-rsid="00a34787"/>
    </style:style>
    <style:style style:name="P111" style:family="paragraph" style:parent-style-name="Table_20_Contents">
      <style:paragraph-properties fo:text-align="center" style:justify-single-word="false"/>
      <style:text-properties officeooo:paragraph-rsid="00a4f6f0"/>
    </style:style>
    <style:style style:name="P112" style:family="paragraph" style:parent-style-name="Table_20_Contents">
      <style:paragraph-properties fo:text-align="center" style:justify-single-word="false"/>
      <style:text-properties officeooo:paragraph-rsid="00a54844"/>
    </style:style>
    <style:style style:name="P113" style:family="paragraph" style:parent-style-name="Table_20_Contents">
      <style:paragraph-properties fo:text-align="center" style:justify-single-word="false"/>
      <style:text-properties officeooo:paragraph-rsid="00a8172d"/>
    </style:style>
    <style:style style:name="P114" style:family="paragraph" style:parent-style-name="Table_20_Contents">
      <style:paragraph-properties fo:text-align="center" style:justify-single-word="false"/>
      <style:text-properties officeooo:paragraph-rsid="00a90683"/>
    </style:style>
    <style:style style:name="P115" style:family="paragraph" style:parent-style-name="Table_20_Contents">
      <style:paragraph-properties fo:text-align="center" style:justify-single-word="false"/>
      <style:text-properties officeooo:paragraph-rsid="00a9d866"/>
    </style:style>
    <style:style style:name="P116" style:family="paragraph" style:parent-style-name="Table_20_Contents">
      <style:paragraph-properties fo:text-align="center" style:justify-single-word="false"/>
      <style:text-properties officeooo:paragraph-rsid="00ab018b"/>
    </style:style>
    <style:style style:name="P117" style:family="paragraph" style:parent-style-name="Table_20_Contents">
      <style:paragraph-properties fo:text-align="center" style:justify-single-word="false"/>
      <style:text-properties officeooo:paragraph-rsid="00acfc33"/>
    </style:style>
    <style:style style:name="P118" style:family="paragraph" style:parent-style-name="Table_20_Contents">
      <style:paragraph-properties fo:text-align="center" style:justify-single-word="false"/>
      <style:text-properties officeooo:paragraph-rsid="00af07b5"/>
    </style:style>
    <style:style style:name="P119" style:family="paragraph" style:parent-style-name="Table_20_Contents">
      <style:paragraph-properties fo:text-align="center" style:justify-single-word="false"/>
      <style:text-properties officeooo:paragraph-rsid="00af1e12"/>
    </style:style>
    <style:style style:name="P120" style:family="paragraph" style:parent-style-name="Table_20_Contents">
      <style:paragraph-properties fo:text-align="center" style:justify-single-word="false"/>
      <style:text-properties officeooo:paragraph-rsid="00afa54a"/>
    </style:style>
    <style:style style:name="P121" style:family="paragraph" style:parent-style-name="Table_20_Contents">
      <style:paragraph-properties fo:text-align="center" style:justify-single-word="false"/>
      <style:text-properties officeooo:paragraph-rsid="00b0578d"/>
    </style:style>
    <style:style style:name="P122" style:family="paragraph" style:parent-style-name="Table_20_Contents">
      <style:paragraph-properties fo:text-align="center" style:justify-single-word="false"/>
      <style:text-properties officeooo:paragraph-rsid="00b0fa35"/>
    </style:style>
    <style:style style:name="P123" style:family="paragraph" style:parent-style-name="Table_20_Contents">
      <style:paragraph-properties fo:text-align="center" style:justify-single-word="false"/>
      <style:text-properties officeooo:paragraph-rsid="00b117fc"/>
    </style:style>
    <style:style style:name="P124" style:family="paragraph" style:parent-style-name="Table_20_Contents">
      <style:paragraph-properties fo:text-align="center" style:justify-single-word="false"/>
      <style:text-properties officeooo:paragraph-rsid="00b3cf78"/>
    </style:style>
    <style:style style:name="P125" style:family="paragraph" style:parent-style-name="Table_20_Contents">
      <style:paragraph-properties fo:text-align="center" style:justify-single-word="false"/>
      <style:text-properties officeooo:paragraph-rsid="00b8ab40"/>
    </style:style>
    <style:style style:name="P126" style:family="paragraph" style:parent-style-name="Table_20_Contents">
      <style:paragraph-properties fo:text-align="center" style:justify-single-word="false"/>
      <style:text-properties officeooo:paragraph-rsid="00bf929f"/>
    </style:style>
    <style:style style:name="P127" style:family="paragraph" style:parent-style-name="Table_20_Contents">
      <style:paragraph-properties fo:text-align="center" style:justify-single-word="false"/>
      <style:text-properties officeooo:paragraph-rsid="00c2347c"/>
    </style:style>
    <style:style style:name="P128" style:family="paragraph" style:parent-style-name="Table_20_Contents">
      <style:paragraph-properties fo:text-align="center" style:justify-single-word="false"/>
      <style:text-properties officeooo:paragraph-rsid="00c3960b"/>
    </style:style>
    <style:style style:name="P129" style:family="paragraph" style:parent-style-name="Table_20_Contents">
      <style:paragraph-properties fo:text-align="center" style:justify-single-word="false"/>
      <style:text-properties officeooo:paragraph-rsid="00c6243a"/>
    </style:style>
    <style:style style:name="P130" style:family="paragraph" style:parent-style-name="Table_20_Contents">
      <style:paragraph-properties fo:text-align="center" style:justify-single-word="false"/>
      <style:text-properties officeooo:paragraph-rsid="00c7d84b"/>
    </style:style>
    <style:style style:name="P131" style:family="paragraph" style:parent-style-name="Table_20_Contents">
      <style:paragraph-properties fo:text-align="center" style:justify-single-word="false"/>
      <style:text-properties officeooo:paragraph-rsid="00c92b84"/>
    </style:style>
    <style:style style:name="P132" style:family="paragraph" style:parent-style-name="Table_20_Contents">
      <style:text-properties officeooo:paragraph-rsid="008caa8f"/>
    </style:style>
    <style:style style:name="P133" style:family="paragraph" style:parent-style-name="Table_20_Contents">
      <style:text-properties officeooo:paragraph-rsid="00903a8d"/>
    </style:style>
    <style:style style:name="P134" style:family="paragraph" style:parent-style-name="Table_20_Contents">
      <style:text-properties officeooo:paragraph-rsid="00927c73"/>
    </style:style>
    <style:style style:name="P135" style:family="paragraph" style:parent-style-name="Table_20_Contents">
      <style:text-properties officeooo:paragraph-rsid="0094e13e"/>
    </style:style>
    <style:style style:name="P136" style:family="paragraph" style:parent-style-name="Table_20_Contents">
      <style:text-properties officeooo:paragraph-rsid="009773a3"/>
    </style:style>
    <style:style style:name="P137" style:family="paragraph" style:parent-style-name="Table_20_Contents">
      <style:text-properties officeooo:paragraph-rsid="009ac59e"/>
    </style:style>
    <style:style style:name="P138" style:family="paragraph" style:parent-style-name="Table_20_Contents">
      <style:text-properties officeooo:paragraph-rsid="009c6919"/>
    </style:style>
    <style:style style:name="P139" style:family="paragraph" style:parent-style-name="Table_20_Contents">
      <style:text-properties officeooo:paragraph-rsid="009f1680"/>
    </style:style>
    <style:style style:name="P140" style:family="paragraph" style:parent-style-name="Table_20_Contents">
      <style:text-properties officeooo:paragraph-rsid="00a1a5b4"/>
    </style:style>
    <style:style style:name="P141" style:family="paragraph" style:parent-style-name="Table_20_Contents">
      <style:text-properties officeooo:paragraph-rsid="00a34787"/>
    </style:style>
    <style:style style:name="P142" style:family="paragraph" style:parent-style-name="Table_20_Contents">
      <style:text-properties officeooo:paragraph-rsid="00a4f6f0"/>
    </style:style>
    <style:style style:name="P143" style:family="paragraph" style:parent-style-name="Table_20_Contents">
      <style:text-properties officeooo:paragraph-rsid="00a54844"/>
    </style:style>
    <style:style style:name="P144" style:family="paragraph" style:parent-style-name="Table_20_Contents">
      <style:text-properties officeooo:paragraph-rsid="00a90683"/>
    </style:style>
    <style:style style:name="P145" style:family="paragraph" style:parent-style-name="Table_20_Contents">
      <style:text-properties officeooo:paragraph-rsid="00a9d866"/>
    </style:style>
    <style:style style:name="P146" style:family="paragraph" style:parent-style-name="Table_20_Contents">
      <style:text-properties officeooo:paragraph-rsid="00ab018b"/>
    </style:style>
    <style:style style:name="P147" style:family="paragraph" style:parent-style-name="Table_20_Contents">
      <style:text-properties officeooo:paragraph-rsid="00acfc33"/>
    </style:style>
    <style:style style:name="P148" style:family="paragraph" style:parent-style-name="Table_20_Contents">
      <style:text-properties officeooo:paragraph-rsid="00af07b5"/>
    </style:style>
    <style:style style:name="P149" style:family="paragraph" style:parent-style-name="Table_20_Contents">
      <style:text-properties officeooo:paragraph-rsid="00af1e12"/>
    </style:style>
    <style:style style:name="P150" style:family="paragraph" style:parent-style-name="Table_20_Contents">
      <style:text-properties officeooo:paragraph-rsid="00afa54a"/>
    </style:style>
    <style:style style:name="P151" style:family="paragraph" style:parent-style-name="Table_20_Contents">
      <style:text-properties officeooo:paragraph-rsid="00b0578d"/>
    </style:style>
    <style:style style:name="P152" style:family="paragraph" style:parent-style-name="Table_20_Contents">
      <style:text-properties officeooo:paragraph-rsid="00b0fa35"/>
    </style:style>
    <style:style style:name="P153" style:family="paragraph" style:parent-style-name="Table_20_Contents">
      <style:text-properties officeooo:paragraph-rsid="00b117fc"/>
    </style:style>
    <style:style style:name="P154" style:family="paragraph" style:parent-style-name="Table_20_Contents">
      <style:text-properties officeooo:paragraph-rsid="00b8ab40"/>
    </style:style>
    <style:style style:name="P155" style:family="paragraph" style:parent-style-name="Table_20_Contents">
      <style:text-properties officeooo:rsid="00bd2a6f" officeooo:paragraph-rsid="00bd2a6f"/>
    </style:style>
    <style:style style:name="P156" style:family="paragraph" style:parent-style-name="Table_20_Contents">
      <style:text-properties officeooo:rsid="00bd65f3" officeooo:paragraph-rsid="00bd65f3"/>
    </style:style>
    <style:style style:name="P157" style:family="paragraph" style:parent-style-name="Table_20_Contents">
      <style:text-properties officeooo:paragraph-rsid="00bf929f"/>
    </style:style>
    <style:style style:name="P158" style:family="paragraph" style:parent-style-name="Table_20_Contents">
      <style:paragraph-properties fo:text-align="center" style:justify-single-word="false"/>
      <style:text-properties officeooo:rsid="00bf929f" officeooo:paragraph-rsid="00bf929f"/>
    </style:style>
    <style:style style:name="P159" style:family="paragraph" style:parent-style-name="Table_20_Contents">
      <style:paragraph-properties fo:text-align="center" style:justify-single-word="false"/>
      <style:text-properties officeooo:rsid="00bf929f" officeooo:paragraph-rsid="00c2347c"/>
    </style:style>
    <style:style style:name="P160" style:family="paragraph" style:parent-style-name="Table_20_Contents">
      <style:paragraph-properties fo:text-align="center" style:justify-single-word="false"/>
      <style:text-properties officeooo:rsid="00bf929f" officeooo:paragraph-rsid="00c3960b"/>
    </style:style>
    <style:style style:name="P161" style:family="paragraph" style:parent-style-name="Table_20_Contents">
      <style:paragraph-properties fo:text-align="center" style:justify-single-word="false"/>
      <style:text-properties officeooo:rsid="00bf929f" officeooo:paragraph-rsid="00c6243a"/>
    </style:style>
    <style:style style:name="P162" style:family="paragraph" style:parent-style-name="Table_20_Contents">
      <style:paragraph-properties fo:text-align="center" style:justify-single-word="false"/>
      <style:text-properties officeooo:rsid="00bf929f" officeooo:paragraph-rsid="00c7d84b"/>
    </style:style>
    <style:style style:name="P163" style:family="paragraph" style:parent-style-name="Table_20_Contents">
      <style:paragraph-properties fo:text-align="center" style:justify-single-word="false"/>
      <style:text-properties officeooo:rsid="00bf929f" officeooo:paragraph-rsid="00c92b84"/>
    </style:style>
    <style:style style:name="P164" style:family="paragraph" style:parent-style-name="Table_20_Contents">
      <style:text-properties officeooo:paragraph-rsid="00c2347c"/>
    </style:style>
    <style:style style:name="P165" style:family="paragraph" style:parent-style-name="Table_20_Contents">
      <style:text-properties officeooo:paragraph-rsid="00c3960b"/>
    </style:style>
    <style:style style:name="P166" style:family="paragraph" style:parent-style-name="Table_20_Contents">
      <style:text-properties officeooo:paragraph-rsid="00c6243a"/>
    </style:style>
    <style:style style:name="P167" style:family="paragraph" style:parent-style-name="Table_20_Contents">
      <style:text-properties officeooo:paragraph-rsid="00c7d84b"/>
    </style:style>
    <style:style style:name="P168" style:family="paragraph" style:parent-style-name="Table_20_Contents">
      <style:text-properties officeooo:paragraph-rsid="00c92b84"/>
    </style:style>
    <style:style style:name="P169" style:family="paragraph" style:parent-style-name="Table_20_Contents">
      <style:text-properties officeooo:rsid="00cae025" officeooo:paragraph-rsid="00cae025"/>
    </style:style>
    <style:style style:name="P170" style:family="paragraph" style:parent-style-name="Table_20_Contents">
      <style:text-properties officeooo:rsid="00cb67c6" officeooo:paragraph-rsid="00cb67c6"/>
    </style:style>
    <style:style style:name="P171" style:family="paragraph" style:parent-style-name="Table_20_Contents">
      <style:text-properties officeooo:rsid="00cbe498" officeooo:paragraph-rsid="00cbe498"/>
    </style:style>
    <style:style style:name="P172" style:family="paragraph" style:parent-style-name="Table_20_Contents">
      <style:text-properties officeooo:rsid="00ccc320" officeooo:paragraph-rsid="00ccc320"/>
    </style:style>
    <style:style style:name="P173" style:family="paragraph" style:parent-style-name="Table_20_Contents">
      <style:text-properties officeooo:rsid="00ce86f2" officeooo:paragraph-rsid="00c6243a"/>
    </style:style>
    <style:style style:name="P174" style:family="paragraph" style:parent-style-name="Table_20_Contents">
      <style:text-properties officeooo:rsid="00ce86f2" officeooo:paragraph-rsid="00ce86f2"/>
    </style:style>
    <style:style style:name="P175" style:family="paragraph" style:parent-style-name="Table_20_Contents">
      <style:text-properties officeooo:rsid="00cf2bae" officeooo:paragraph-rsid="00cf2bae"/>
    </style:style>
    <style:style style:name="P176" style:family="paragraph" style:parent-style-name="Table_20_Contents">
      <style:text-properties officeooo:rsid="00d1e682" officeooo:paragraph-rsid="00d1e682"/>
    </style:style>
    <style:style style:name="P177" style:family="paragraph" style:parent-style-name="Table_20_Contents">
      <style:paragraph-properties fo:text-align="start" style:justify-single-word="false"/>
    </style:style>
    <style:style style:name="P178" style:family="paragraph" style:parent-style-name="Table_20_Contents">
      <style:text-properties officeooo:rsid="00dc5f91" officeooo:paragraph-rsid="00dc5f91"/>
    </style:style>
    <style:style style:name="P179" style:family="paragraph" style:parent-style-name="Table_20_Contents">
      <style:text-properties officeooo:rsid="00e68529" officeooo:paragraph-rsid="00e68529"/>
    </style:style>
    <style:style style:name="P180" style:family="paragraph" style:parent-style-name="Table_20_Contents">
      <style:text-properties officeooo:rsid="00eb3f1b" officeooo:paragraph-rsid="00eb3f1b"/>
    </style:style>
    <style:style style:name="P181" style:family="paragraph" style:parent-style-name="Table_20_Contents">
      <style:text-properties officeooo:rsid="00eb3f1b" officeooo:paragraph-rsid="00ed0fe9"/>
    </style:style>
    <style:style style:name="P182" style:family="paragraph" style:parent-style-name="Table_20_Contents">
      <style:text-properties officeooo:rsid="00eb3f1b" officeooo:paragraph-rsid="00ee8b45"/>
    </style:style>
    <style:style style:name="P183" style:family="paragraph" style:parent-style-name="Table_20_Contents">
      <style:text-properties officeooo:rsid="00eb3f1b" officeooo:paragraph-rsid="00f14f31"/>
    </style:style>
    <style:style style:name="P184" style:family="paragraph" style:parent-style-name="Table_20_Contents">
      <style:text-properties officeooo:rsid="00eb3f1b" officeooo:paragraph-rsid="01331860"/>
    </style:style>
    <style:style style:name="P185" style:family="paragraph" style:parent-style-name="Table_20_Contents">
      <style:text-properties officeooo:rsid="00eb3f1b" officeooo:paragraph-rsid="01337493"/>
    </style:style>
    <style:style style:name="P186" style:family="paragraph" style:parent-style-name="Table_20_Contents">
      <style:text-properties officeooo:rsid="00f8c253" officeooo:paragraph-rsid="00f8c253"/>
    </style:style>
    <style:style style:name="P187" style:family="paragraph" style:parent-style-name="Table_20_Contents">
      <style:text-properties officeooo:rsid="00f95d42" officeooo:paragraph-rsid="00f95d42"/>
    </style:style>
    <style:style style:name="P188" style:family="paragraph" style:parent-style-name="Table_20_Contents">
      <style:text-properties officeooo:paragraph-rsid="01027c1d"/>
    </style:style>
    <style:style style:name="P189" style:family="paragraph" style:parent-style-name="Table_20_Contents">
      <style:text-properties officeooo:rsid="0107a244" officeooo:paragraph-rsid="0107a244"/>
    </style:style>
    <style:style style:name="P190" style:family="paragraph" style:parent-style-name="Table_20_Contents">
      <style:text-properties officeooo:rsid="01105af8" officeooo:paragraph-rsid="01105af8"/>
    </style:style>
    <style:style style:name="P191" style:family="paragraph" style:parent-style-name="Table_20_Contents">
      <style:text-properties officeooo:rsid="0117372c" officeooo:paragraph-rsid="0117372c"/>
    </style:style>
    <style:style style:name="P192" style:family="paragraph" style:parent-style-name="Table_20_Contents">
      <style:text-properties officeooo:rsid="011ea4c7" officeooo:paragraph-rsid="011ea4c7"/>
    </style:style>
    <style:style style:name="P193" style:family="paragraph" style:parent-style-name="Table_20_Contents">
      <style:text-properties officeooo:rsid="011ee378" officeooo:paragraph-rsid="011ee378"/>
    </style:style>
    <style:style style:name="P194" style:family="paragraph" style:parent-style-name="Table_20_Contents">
      <style:text-properties officeooo:rsid="01226416" officeooo:paragraph-rsid="01226416"/>
    </style:style>
    <style:style style:name="P195" style:family="paragraph" style:parent-style-name="Table_20_Contents">
      <style:text-properties officeooo:rsid="012372b8" officeooo:paragraph-rsid="012372b8"/>
    </style:style>
    <style:style style:name="P196" style:family="paragraph" style:parent-style-name="Table_20_Contents">
      <style:text-properties officeooo:rsid="0123d0ff" officeooo:paragraph-rsid="0123d0ff"/>
    </style:style>
    <style:style style:name="P197" style:family="paragraph" style:parent-style-name="Table_20_Contents">
      <style:text-properties officeooo:paragraph-rsid="0124f9c2"/>
    </style:style>
    <style:style style:name="P198" style:family="paragraph" style:parent-style-name="Table_20_Contents">
      <style:text-properties officeooo:rsid="012672a9" officeooo:paragraph-rsid="012672a9"/>
    </style:style>
    <style:style style:name="P199" style:family="paragraph" style:parent-style-name="Table_20_Contents">
      <style:text-properties officeooo:rsid="0127b5c5" officeooo:paragraph-rsid="0127b5c5"/>
    </style:style>
    <style:style style:name="P200" style:family="paragraph" style:parent-style-name="Table_20_Contents">
      <style:text-properties officeooo:rsid="012a6388" officeooo:paragraph-rsid="012a6388"/>
    </style:style>
    <style:style style:name="P201" style:family="paragraph" style:parent-style-name="Table_20_Contents">
      <style:text-properties officeooo:rsid="012ba68a" officeooo:paragraph-rsid="012ba68a"/>
    </style:style>
    <style:style style:name="P202" style:family="paragraph" style:parent-style-name="Table_20_Contents">
      <style:text-properties officeooo:rsid="012ce028" officeooo:paragraph-rsid="012ce028"/>
    </style:style>
    <style:style style:name="P203" style:family="paragraph" style:parent-style-name="Table_20_Contents">
      <style:text-properties officeooo:rsid="012e16cd" officeooo:paragraph-rsid="012e16cd"/>
    </style:style>
    <style:style style:name="P204" style:family="paragraph" style:parent-style-name="Table_20_Contents">
      <style:text-properties officeooo:rsid="012ffa43" officeooo:paragraph-rsid="012eafe7"/>
    </style:style>
    <style:style style:name="P205" style:family="paragraph" style:parent-style-name="Table_20_Contents">
      <style:text-properties officeooo:rsid="012ffa43" officeooo:paragraph-rsid="012ffa43"/>
    </style:style>
    <style:style style:name="P206" style:family="paragraph" style:parent-style-name="Table_20_Contents">
      <style:text-properties officeooo:rsid="0131312f" officeooo:paragraph-rsid="01331860"/>
    </style:style>
    <style:style style:name="P207" style:family="paragraph" style:parent-style-name="Table_20_Contents">
      <style:text-properties officeooo:rsid="0131312f" officeooo:paragraph-rsid="01337493"/>
    </style:style>
    <style:style style:name="P208" style:family="paragraph" style:parent-style-name="Table_20_Contents">
      <style:text-properties officeooo:rsid="01320b05" officeooo:paragraph-rsid="01320b05"/>
    </style:style>
    <style:style style:name="P209" style:family="paragraph" style:parent-style-name="Table_20_Contents">
      <style:text-properties officeooo:rsid="01320b05" officeooo:paragraph-rsid="01337493"/>
    </style:style>
    <style:style style:name="P210" style:family="paragraph" style:parent-style-name="Table_20_Contents">
      <style:text-properties officeooo:rsid="01356430" officeooo:paragraph-rsid="01356430"/>
    </style:style>
    <style:style style:name="P211" style:family="paragraph" style:parent-style-name="Heading_20_1">
      <style:paragraph-properties fo:break-before="page"/>
    </style:style>
    <style:style style:name="P212" style:family="paragraph" style:parent-style-name="Heading_20_1">
      <style:paragraph-properties fo:break-before="page"/>
      <style:text-properties fo:language="bg" fo:country="BG" officeooo:paragraph-rsid="001f2376"/>
    </style:style>
    <style:style style:name="P213" style:family="paragraph" style:parent-style-name="Contents_20_3">
      <style:paragraph-properties>
        <style:tab-stops>
          <style:tab-stop style:position="16cm" style:type="right" style:leader-style="dotted" style:leader-text="."/>
        </style:tab-stops>
      </style:paragraph-properties>
    </style:style>
    <style:style style:name="P214"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15" style:family="paragraph" style:parent-style-name="Standard">
      <style:text-properties fo:language="bg" fo:country="BG"/>
    </style:style>
    <style:style style:name="P216" style:family="paragraph" style:parent-style-name="Standard">
      <style:paragraph-properties fo:text-align="center" style:justify-single-word="false"/>
      <style:text-properties fo:language="bg" fo:country="BG" officeooo:paragraph-rsid="01fa130e"/>
    </style:style>
    <style:style style:name="P217" style:family="paragraph" style:parent-style-name="Standard">
      <style:paragraph-properties fo:text-align="center" style:justify-single-word="false"/>
      <style:text-properties fo:language="bg" fo:country="BG" officeooo:paragraph-rsid="01fcf132"/>
    </style:style>
    <style:style style:name="P218" style:family="paragraph" style:parent-style-name="Contents_20_1">
      <style:paragraph-properties>
        <style:tab-stops>
          <style:tab-stop style:position="16.999cm" style:type="right" style:leader-style="dotted" style:leader-text="."/>
        </style:tab-stops>
      </style:paragraph-properties>
    </style:style>
    <style:style style:name="P219" style:family="paragraph" style:parent-style-name="Heading_20_2">
      <style:text-properties officeooo:rsid="005cb816"/>
    </style:style>
    <style:style style:name="P220" style:family="paragraph" style:parent-style-name="Heading_20_2">
      <style:text-properties officeooo:paragraph-rsid="01ae5132"/>
    </style:style>
    <style:style style:name="P221" style:family="paragraph" style:parent-style-name="Heading_20_2">
      <style:text-properties officeooo:rsid="01b45392"/>
    </style:style>
    <style:style style:name="P222" style:family="paragraph" style:parent-style-name="Contents_20_2">
      <style:paragraph-properties>
        <style:tab-stops>
          <style:tab-stop style:position="16.499cm" style:type="right" style:leader-style="dotted" style:leader-text="."/>
        </style:tab-stops>
      </style:paragraph-properties>
    </style:style>
    <style:style style:name="P223" style:family="paragraph" style:parent-style-name="Heading_20_3">
      <style:text-properties fo:language="bg" fo:country="BG"/>
    </style:style>
    <style:style style:name="P224" style:family="paragraph" style:parent-style-name="Heading_20_3">
      <style:text-properties fo:language="bg" fo:country="BG" officeooo:paragraph-rsid="00771be5"/>
    </style:style>
    <style:style style:name="P225" style:family="paragraph" style:parent-style-name="Heading_20_3">
      <style:text-properties officeooo:rsid="01c9b453"/>
    </style:style>
    <style:style style:name="P226" style:family="paragraph" style:parent-style-name="Heading_20_3">
      <style:text-properties officeooo:paragraph-rsid="01ec0377"/>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background-color="#ff0000" loext:char-shading-value="0"/>
    </style:style>
    <style:style style:name="T21" style:family="text">
      <style:text-properties officeooo:rsid="01cdca87" fo:background-color="#ff0000" loext:char-shading-value="0"/>
    </style:style>
    <style:style style:name="T22" style:family="text">
      <style:text-properties style:use-window-font-color="true" fo:language="en" fo:country="US" fo:background-color="#ff0000" loext:char-shading-value="0"/>
    </style:style>
    <style:style style:name="T23" style:family="text">
      <style:text-properties fo:language="en" fo:country="US"/>
    </style:style>
    <style:style style:name="T24" style:family="text">
      <style:text-properties fo:language="en" fo:country="US" fo:background-color="#ff0000" loext:char-shading-value="0"/>
    </style:style>
    <style:style style:name="T25" style:family="text">
      <style:text-properties fo:language="en" fo:country="US" officeooo:rsid="01e015de"/>
    </style:style>
    <style:style style:name="T26" style:family="text">
      <style:text-properties officeooo:rsid="002065db"/>
    </style:style>
    <style:style style:name="T27" style:family="text">
      <style:text-properties officeooo:rsid="00285ec0"/>
    </style:style>
    <style:style style:name="T28" style:family="text">
      <style:text-properties officeooo:rsid="0030241d"/>
    </style:style>
    <style:style style:name="T29" style:family="text">
      <style:text-properties officeooo:rsid="0030ff31"/>
    </style:style>
    <style:style style:name="T30" style:family="text">
      <style:text-properties officeooo:rsid="0035830b"/>
    </style:style>
    <style:style style:name="T31" style:family="text">
      <style:text-properties officeooo:rsid="00453fc4"/>
    </style:style>
    <style:style style:name="T32" style:family="text">
      <style:text-properties officeooo:rsid="004661eb"/>
    </style:style>
    <style:style style:name="T33" style:family="text">
      <style:text-properties officeooo:rsid="004e7286"/>
    </style:style>
    <style:style style:name="T34" style:family="text">
      <style:text-properties officeooo:rsid="0052fbdf"/>
    </style:style>
    <style:style style:name="T35" style:family="text">
      <style:text-properties officeooo:rsid="00548320"/>
    </style:style>
    <style:style style:name="T36" style:family="text">
      <style:text-properties officeooo:rsid="005d07d1"/>
    </style:style>
    <style:style style:name="T37" style:family="text">
      <style:text-properties officeooo:rsid="005fe8b1"/>
    </style:style>
    <style:style style:name="T38" style:family="text">
      <style:text-properties officeooo:rsid="0071dc62"/>
    </style:style>
    <style:style style:name="T39" style:family="text">
      <style:text-properties officeooo:rsid="00771be5"/>
    </style:style>
    <style:style style:name="T40" style:family="text">
      <style:text-properties officeooo:rsid="00791855"/>
    </style:style>
    <style:style style:name="T41" style:family="text">
      <style:text-properties officeooo:rsid="007e5a51"/>
    </style:style>
    <style:style style:name="T42" style:family="text">
      <style:text-properties officeooo:rsid="0081eba5"/>
    </style:style>
    <style:style style:name="T43" style:family="text">
      <style:text-properties officeooo:rsid="00885e3c"/>
    </style:style>
    <style:style style:name="T44" style:family="text">
      <style:text-properties officeooo:rsid="00889119"/>
    </style:style>
    <style:style style:name="T45" style:family="text">
      <style:text-properties officeooo:rsid="008e5a16"/>
    </style:style>
    <style:style style:name="T46" style:family="text">
      <style:text-properties officeooo:rsid="0090f512"/>
    </style:style>
    <style:style style:name="T47" style:family="text">
      <style:text-properties officeooo:rsid="00932f69"/>
    </style:style>
    <style:style style:name="T48" style:family="text">
      <style:text-properties officeooo:rsid="00b2a006"/>
    </style:style>
    <style:style style:name="T49" style:family="text">
      <style:text-properties officeooo:rsid="00bf929f"/>
    </style:style>
    <style:style style:name="T50" style:family="text">
      <style:text-properties officeooo:rsid="00e59fc9"/>
    </style:style>
    <style:style style:name="T51" style:family="text">
      <style:text-properties officeooo:rsid="00e9525e"/>
    </style:style>
    <style:style style:name="T52" style:family="text">
      <style:text-properties officeooo:rsid="00feee69"/>
    </style:style>
    <style:style style:name="T53" style:family="text">
      <style:text-properties officeooo:rsid="00ff37ed"/>
    </style:style>
    <style:style style:name="T54" style:family="text">
      <style:text-properties officeooo:rsid="0101e3fb"/>
    </style:style>
    <style:style style:name="T55" style:family="text">
      <style:text-properties officeooo:rsid="01038308"/>
    </style:style>
    <style:style style:name="T56" style:family="text">
      <style:text-properties officeooo:rsid="011b3415"/>
    </style:style>
    <style:style style:name="T57" style:family="text">
      <style:text-properties officeooo:rsid="011c036a"/>
    </style:style>
    <style:style style:name="T58" style:family="text">
      <style:text-properties officeooo:rsid="014141ab"/>
    </style:style>
    <style:style style:name="T59" style:family="text">
      <style:text-properties officeooo:rsid="014851f7"/>
    </style:style>
    <style:style style:name="T60" style:family="text">
      <style:text-properties officeooo:rsid="014c4c7d"/>
    </style:style>
    <style:style style:name="T61" style:family="text">
      <style:text-properties officeooo:rsid="014c952a"/>
    </style:style>
    <style:style style:name="T62" style:family="text">
      <style:text-properties officeooo:rsid="014e3844"/>
    </style:style>
    <style:style style:name="T63" style:family="text">
      <style:text-properties officeooo:rsid="015465a0"/>
    </style:style>
    <style:style style:name="T64" style:family="text">
      <style:text-properties officeooo:rsid="0160209e"/>
    </style:style>
    <style:style style:name="T65" style:family="text">
      <style:text-properties officeooo:rsid="016686d8"/>
    </style:style>
    <style:style style:name="T66" style:family="text">
      <style:text-properties officeooo:rsid="01670c20"/>
    </style:style>
    <style:style style:name="T67" style:family="text">
      <style:text-properties officeooo:rsid="01690c17"/>
    </style:style>
    <style:style style:name="T68" style:family="text">
      <style:text-properties officeooo:rsid="016a6372"/>
    </style:style>
    <style:style style:name="T69" style:family="text">
      <style:text-properties officeooo:rsid="016ee6f9"/>
    </style:style>
    <style:style style:name="T70" style:family="text">
      <style:text-properties officeooo:rsid="01832a85"/>
    </style:style>
    <style:style style:name="T71" style:family="text">
      <style:text-properties officeooo:rsid="0184da19"/>
    </style:style>
    <style:style style:name="T72" style:family="text">
      <style:text-properties officeooo:rsid="018532d2"/>
    </style:style>
    <style:style style:name="T73" style:family="text">
      <style:text-properties officeooo:rsid="01885a8b"/>
    </style:style>
    <style:style style:name="T74" style:family="text">
      <style:text-properties officeooo:rsid="0188ce11"/>
    </style:style>
    <style:style style:name="T75" style:family="text">
      <style:text-properties officeooo:rsid="018a2066"/>
    </style:style>
    <style:style style:name="T76" style:family="text">
      <style:text-properties officeooo:rsid="0194a276"/>
    </style:style>
    <style:style style:name="T77" style:family="text">
      <style:text-properties officeooo:rsid="019d472f"/>
    </style:style>
    <style:style style:name="T78" style:family="text">
      <style:text-properties fo:language="bg" fo:country="BG"/>
    </style:style>
    <style:style style:name="T79" style:family="text">
      <style:text-properties fo:language="bg" fo:country="BG" fo:font-weight="bold" style:font-weight-asian="bold" style:font-weight-complex="bold"/>
    </style:style>
    <style:style style:name="T80" style:family="text">
      <style:text-properties fo:language="bg" fo:country="BG" fo:font-weight="bold" officeooo:rsid="003989e1" style:font-weight-asian="bold" style:font-weight-complex="bold"/>
    </style:style>
    <style:style style:name="T81" style:family="text">
      <style:text-properties fo:language="bg" fo:country="BG" officeooo:rsid="003989e1"/>
    </style:style>
    <style:style style:name="T82" style:family="text">
      <style:text-properties officeooo:rsid="01a1ad32"/>
    </style:style>
    <style:style style:name="T83" style:family="text">
      <style:text-properties officeooo:rsid="01a56d4b"/>
    </style:style>
    <style:style style:name="T84" style:family="text">
      <style:text-properties officeooo:rsid="01a68259"/>
    </style:style>
    <style:style style:name="T85" style:family="text">
      <style:text-properties officeooo:rsid="01a8524f"/>
    </style:style>
    <style:style style:name="T86" style:family="text">
      <style:text-properties officeooo:rsid="01a8fc9c"/>
    </style:style>
    <style:style style:name="T87" style:family="text">
      <style:text-properties officeooo:rsid="01aa753b"/>
    </style:style>
    <style:style style:name="T88" style:family="text">
      <style:text-properties officeooo:rsid="01ab191d"/>
    </style:style>
    <style:style style:name="T89" style:family="text">
      <style:text-properties officeooo:rsid="01ab3712"/>
    </style:style>
    <style:style style:name="T90" style:family="text">
      <style:text-properties officeooo:rsid="01abf334"/>
    </style:style>
    <style:style style:name="T91" style:family="text">
      <style:text-properties officeooo:rsid="01ac5341"/>
    </style:style>
    <style:style style:name="T92" style:family="text">
      <style:text-properties officeooo:rsid="01acd10f"/>
    </style:style>
    <style:style style:name="T93" style:family="text">
      <style:text-properties officeooo:rsid="01ae5132"/>
    </style:style>
    <style:style style:name="T94" style:family="text">
      <style:text-properties officeooo:rsid="01af723c"/>
    </style:style>
    <style:style style:name="T95" style:family="text">
      <style:text-properties officeooo:rsid="01af72ed"/>
    </style:style>
    <style:style style:name="T96" style:family="text">
      <style:text-properties officeooo:rsid="01b016a1"/>
    </style:style>
    <style:style style:name="T97" style:family="text">
      <style:text-properties officeooo:rsid="01b6abd2"/>
    </style:style>
    <style:style style:name="T98" style:family="text">
      <style:text-properties officeooo:rsid="01c0cb9f"/>
    </style:style>
    <style:style style:name="T99" style:family="text">
      <style:text-properties officeooo:rsid="01c52519"/>
    </style:style>
    <style:style style:name="T100" style:family="text">
      <style:text-properties officeooo:rsid="01c6390a"/>
    </style:style>
    <style:style style:name="T101" style:family="text">
      <style:text-properties officeooo:rsid="01c81160"/>
    </style:style>
    <style:style style:name="T102" style:family="text">
      <style:text-properties officeooo:rsid="01c9b453"/>
    </style:style>
    <style:style style:name="T103" style:family="text">
      <style:text-properties officeooo:rsid="01cbe912"/>
    </style:style>
    <style:style style:name="T104" style:family="text">
      <style:text-properties officeooo:rsid="01d27b28"/>
    </style:style>
    <style:style style:name="T105" style:family="text">
      <style:text-properties officeooo:rsid="01e4c9f7"/>
    </style:style>
    <style:style style:name="T106" style:family="text">
      <style:text-properties officeooo:rsid="01e5f5b7"/>
    </style:style>
    <style:style style:name="T107" style:family="text">
      <style:text-properties officeooo:rsid="01ce872c"/>
    </style:style>
    <style:style style:name="T108" style:family="text">
      <style:text-properties officeooo:rsid="01eab529"/>
    </style:style>
    <style:style style:name="T109" style:family="text">
      <style:text-properties officeooo:rsid="01eed0e6"/>
    </style:style>
    <style:style style:name="T110" style:family="text">
      <style:text-properties officeooo:rsid="01f299c1"/>
    </style:style>
    <style:style style:name="T111" style:family="text">
      <style:text-properties officeooo:rsid="01fb3acc"/>
    </style:style>
    <style:style style:name="T112" style:family="text">
      <style:text-properties officeooo:rsid="01ffb47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БЪЛГАРСКА <text:s/>АКАДЕМИЯ <text:s/>НА <text:s/>НАУКИТЕ</text:p>
      <text:p text:style-name="P2"/>
      <text:p text:style-name="P58">ИНСТИТУТ ПО ИНФОРМАЦИОННИ </text:p>
      <text:p text:style-name="P66">И КОМУНИКАЦИОННИ ТЕХНОЛОГИИ</text:p>
      <text:p text:style-name="P2"/>
      <text:p text:style-name="P2"/>
      <text:p text:style-name="P59">Д И С Е Р Т А Ц И Я</text:p>
      <text:p text:style-name="P60">ЗА ПРИСЪЖДАНЕ НА ОБРАЗОВАТЕЛНА </text:p>
      <text:p text:style-name="P60">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8">Научно област:</text:p>
      <text:p text:style-name="P5"><text:tab/>4 „Природни науки, математика и информатика“</text:p>
      <text:p text:style-name="P38">Професионално направление:</text:p>
      <text:p text:style-name="P5"><text:tab/>4.6 „Информатика и компютърни науки“</text:p>
      <text:p text:style-name="P38">Научна специалност:</text:p>
      <text:p text:style-name="P3"><text:tab/>01.01.12 „Информатика“</text:p>
      <text:p text:style-name="P2"/>
      <text:p text:style-name="P2"/>
      <text:p text:style-name="P2"><text:span text:style-name="T19">Докторант:</text:span><text:tab/><text:tab/><text:tab/><text:tab/><text:tab/><text:tab/><text:span text:style-name="T19">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9"><text:span text:style-name="T1"><text:tab/><text:tab/><text:tab/><text:tab/><text:tab/><text:tab/><text:tab/></text:span><text:span text:style-name="T19">Научен консултант:</text:span></text:p>
      <text:p text:style-name="P39"><text:span text:style-name="T1"><text:tab/><text:tab/><text:tab/><text:tab/><text:tab/><text:tab/><text:tab/></text:span><text:span text:style-name="T2">доц. д-р Милена Кирилова Лазарова</text:span></text:p>
      <text:p text:style-name="P2"/>
      <text:p text:style-name="P2"/>
      <text:p text:style-name="P65"/>
      <text:p text:style-name="P4">София, 201<text:span text:style-name="T25">6</text:span>г.</text:p>
      <text:h text:style-name="P211"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8"><text:a xlink:type="simple" xlink:href="#__RefHeading__144_63795308" text:style-name="Index_20_Link" text:visited-style-name="Index_20_Link">Съдържание<text:tab/>2</text:a></text:p>
          <text:p text:style-name="P218"><text:a xlink:type="simple" xlink:href="#__RefHeading__146_63795308" text:style-name="Index_20_Link" text:visited-style-name="Index_20_Link">Увод<text:tab/>4</text:a></text:p>
          <text:p text:style-name="P218"><text:a xlink:type="simple" xlink:href="#__RefHeading__148_63795308" text:style-name="Index_20_Link" text:visited-style-name="Index_20_Link">Глава 1 - Обзор на системи за прогнозиране на времеви редове<text:tab/>6</text:a></text:p>
          <text:p text:style-name="P218"><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22"><text:a xlink:type="simple" xlink:href="#__RefHeading__2955_724005782" text:style-name="Index_20_Link" text:visited-style-name="Index_20_Link"><text:s/>2.1 Дефиниция на задачата<text:tab/>22</text:a></text:p>
          <text:p text:style-name="P222"><text:a xlink:type="simple" xlink:href="#__RefHeading__2957_724005782" text:style-name="Index_20_Link" text:visited-style-name="Index_20_Link"><text:s/>2.2 Времеви редове<text:tab/>23</text:a></text:p>
          <text:p text:style-name="P222"><text:a xlink:type="simple" xlink:href="#__RefHeading__2959_724005782" text:style-name="Index_20_Link" text:visited-style-name="Index_20_Link"><text:s/>2.3 Изкуствени невронни мрежи<text:tab/>23</text:a></text:p>
          <text:p text:style-name="P222"><text:a xlink:type="simple" xlink:href="#__RefHeading__2961_724005782" text:style-name="Index_20_Link" text:visited-style-name="Index_20_Link"><text:s/>2.4 Диференциална еволюция<text:tab/>24</text:a></text:p>
          <text:p text:style-name="P222"><text:a xlink:type="simple" xlink:href="#__RefHeading__2963_724005782" text:style-name="Index_20_Link" text:visited-style-name="Index_20_Link"><text:s/>2.5 Изчисления в разпределена среда<text:tab/>25</text:a></text:p>
          <text:p text:style-name="P222"><text:a xlink:type="simple" xlink:href="#__RefHeading__2965_724005782" text:style-name="Index_20_Link" text:visited-style-name="Index_20_Link"><text:s/>2.6 Система за прогнозиран<text:tab/>26</text:a></text:p>
          <text:p text:style-name="P213"><text:a xlink:type="simple" xlink:href="#__RefHeading__3314_724005782" text:style-name="Index_20_Link" text:visited-style-name="Index_20_Link"><text:s/>2.6.1 Структура на ИНМ<text:tab/>29</text:a></text:p>
          <text:p text:style-name="P213"><text:a xlink:type="simple" xlink:href="#__RefHeading__3316_724005782" text:style-name="Index_20_Link" text:visited-style-name="Index_20_Link"><text:s/>2.6.2 Изчисления от входа към изхода<text:tab/>31</text:a></text:p>
          <text:p text:style-name="P213"><text:a xlink:type="simple" xlink:href="#__RefHeading__3318_724005782" text:style-name="Index_20_Link" text:visited-style-name="Index_20_Link"><text:s/>2.6.3 Манипулация на теглата в ИНМ с ДЕ<text:tab/>32</text:a></text:p>
          <text:p text:style-name="P213"><text:a xlink:type="simple" xlink:href="#__RefHeading__3320_724005782" text:style-name="Index_20_Link" text:visited-style-name="Index_20_Link"><text:s/>2.6.4 Представяне на входните и изходните данни<text:tab/>34</text:a></text:p>
          <text:p text:style-name="P213"><text:a xlink:type="simple" xlink:href="#__RefHeading__1941_564051341" text:style-name="Index_20_Link" text:visited-style-name="Index_20_Link"><text:s/>2.6.5 Оценка на индивидите в популацията<text:tab/>36</text:a></text:p>
          <text:p text:style-name="P213"><text:a xlink:type="simple" xlink:href="#__RefHeading__1943_564051341" text:style-name="Index_20_Link" text:visited-style-name="Index_20_Link"><text:s/>2.6.6 Хибридна реализация с ДЕ и ОРГ<text:tab/>37</text:a></text:p>
          <text:p text:style-name="P213"><text:a xlink:type="simple" xlink:href="#__RefHeading__1945_564051341" text:style-name="Index_20_Link" text:visited-style-name="Index_20_Link"><text:s/>2.6.7 Обучение на ИНМ с ДЕ в ИРС<text:tab/>38</text:a></text:p>
          <text:p text:style-name="P218"><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22"><text:a xlink:type="simple" xlink:href="#__RefHeading___Toc2209_325322275" text:style-name="Index_20_Link" text:visited-style-name="Index_20_Link"><text:s/>3.1 Входна информация в разработената система<text:tab/>41</text:a></text:p>
          <text:p text:style-name="P222"><text:a xlink:type="simple" xlink:href="#__RefHeading___Toc2227_325322275" text:style-name="Index_20_Link" text:visited-style-name="Index_20_Link"><text:s/>3.2 Изчисления в разпределена среда<text:tab/>42</text:a></text:p>
          <text:p text:style-name="P222"><text:a xlink:type="simple" xlink:href="#__RefHeading___Toc2955_2025852820" text:style-name="Index_20_Link" text:visited-style-name="Index_20_Link"><text:s/>3.3 Избор на инструменти за разработка<text:tab/>42</text:a></text:p>
          <text:p text:style-name="P213"><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213"><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22"><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22"><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22"><text:a xlink:type="simple" xlink:href="#__RefHeading___Toc10174_594487062" text:style-name="Index_20_Link" text:visited-style-name="Index_20_Link"><text:s/>3.6 Бак енд модул за наблюдение и настройване на системата<text:tab/>55</text:a></text:p>
          <text:p text:style-name="P222"><text:a xlink:type="simple" xlink:href="#__RefHeading___Toc10176_594487062" text:style-name="Index_20_Link" text:visited-style-name="Index_20_Link"><text:s/>3.7 Фронт енд модул за публикуване на информация от системата<text:tab/>60</text:a></text:p>
          <text:p text:style-name="P218"><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4</text:a></text:p>
          <text:p text:style-name="P222"><text:a xlink:type="simple" xlink:href="#__RefHeading___Toc3705_327085497" text:style-name="Index_20_Link" text:visited-style-name="Index_20_Link"><text:s/>4.1 Инцидентно участие на възли в система за разпределени изчисления<text:tab/>65</text:a></text:p>
          <text:p text:style-name="P222"><text:a xlink:type="simple" xlink:href="#__RefHeading___Toc3707_327085497" text:style-name="Index_20_Link" text:visited-style-name="Index_20_Link"><text:s/>4.2 Сравнение между C++ и AJAX, при правия пас на ИНМ<text:tab/>66</text:a></text:p>
          <text:p text:style-name="P222"><text:a xlink:type="simple" xlink:href="#__RefHeading___Toc3709_327085497" text:style-name="Index_20_Link" text:visited-style-name="Index_20_Link"><text:s/>4.3 Сравнение между различни топологии на ИНМ<text:tab/>71</text:a></text:p>
          <text:p text:style-name="P213"><text:a xlink:type="simple" xlink:href="#__RefHeading___Toc3711_327085497" text:style-name="Index_20_Link" text:visited-style-name="Index_20_Link"><text:s/>4.3.1 Сравнение между пълно-свързана и трислойна ИНМ<text:tab/>71</text:a></text:p>
          <text:p text:style-name="P213"><text:a xlink:type="simple" xlink:href="#__RefHeading___Toc3713_327085497" text:style-name="Index_20_Link" text:visited-style-name="Index_20_Link"><text:s/>4.3.2 Сравнение между трислойни ИНМ с различен размер в скрития слой<text:tab/>71</text:a></text:p>
          <text:p text:style-name="P222"><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3</text:a></text:p>
          <text:p text:style-name="P218"><text:a xlink:type="simple" xlink:href="#__RefHeading__156_63795308" text:style-name="Index_20_Link" text:visited-style-name="Index_20_Link">Приноси<text:tab/>76</text:a></text:p>
          <text:p text:style-name="P218"><text:a xlink:type="simple" xlink:href="#__RefHeading__158_63795308" text:style-name="Index_20_Link" text:visited-style-name="Index_20_Link">Заключение<text:tab/>77</text:a></text:p>
          <text:p text:style-name="P218"><text:a xlink:type="simple" xlink:href="#__RefHeading__160_63795308" text:style-name="Index_20_Link" text:visited-style-name="Index_20_Link">Библиография<text:tab/>79</text:a></text:p>
          <text:p text:style-name="P218"><text:a xlink:type="simple" xlink:href="#__RefHeading__162_63795308" text:style-name="Index_20_Link" text:visited-style-name="Index_20_Link">Списък с публикациите по дисертационната работа<text:tab/>105</text:a></text:p>
          <text:p text:style-name="P218"><text:a xlink:type="simple" xlink:href="#__RefHeading__725_533363062" text:style-name="Index_20_Link" text:visited-style-name="Index_20_Link">Списък с цитирания и реферирания<text:tab/>106</text:a></text:p>
          <text:p text:style-name="P218"><text:a xlink:type="simple" xlink:href="#__RefHeading___Toc3274_594487062" text:style-name="Index_20_Link" text:visited-style-name="Index_20_Link">Списък с дипломни работи по темата на дисертационната работа<text:tab/>107</text:a></text:p>
        </text:index-body>
      </text:table-of-content>
      <text:p text:style-name="P2"/>
      <text:h text:style-name="P211"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20">Цитат!</text:span> Прогнозирането на времеви редове се подрежда на <text:span text:style-name="T22">X</text:span> място (от <text:span text:style-name="T24">Y</text:span> възможни) по приоритет в изследователските направления на научната дисциплина <text:span text:style-name="T20">„“</text:span>. Задачите за прогнозиране на времеви редове могат да бъдат разделени на <text:span text:style-name="T24">Z</text:span><text:span text:style-name="T23"> </text:span>отделни класа, в зависимост от тяхната <text:span text:style-name="T20">формална</text:span> постановка. <text:span text:style-name="T20">Разглеждане на различните класове!</text:span></text:p>
      <text:p text:style-name="P2"/>
      <text:p text:style-name="P2"><text:tab/>В дисертационната работа се разглеждат проблеми от <text:span text:style-name="T24">N-</text:span><text:span text:style-name="T20">тия</text:span> клас, а именно със задачи за прогнозиране на времеви редове <text:span text:style-name="T20">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23">N </text:span>на брой точки в двумерното пространство могат да се прекарат безкраен брой криви <text:span text:style-name="T20">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23">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24">M</text:span><text:span text:style-name="T23">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11"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11"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20">[5]</text:span>, Giles <text:span text:style-name="T20">[9]</text:span> и Moody <text:span text:style-name="T20">[12]</text:span>. Като основен модел се използват така наречените Feed Forward Neural Networks (FFNN) (виж Haykin <text:span text:style-name="T20">[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20">[17]</text:span>). Комбиниран подход за обучение на ИНМ с помощта на еволюционни алгоритми е предложен от Yao <text:span text:style-name="T20">[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20">[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20">[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20">[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20">[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20">[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20">[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20">[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20">[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16.999cm" svg:height="8.939cm" draw:z-index="3"><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16.221cm" svg:height="12.091cm" draw:z-index="4"><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23"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15.266cm" svg:height="14.316cm" draw:z-index="11"><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16.999cm" svg:height="14.556cm" draw:z-index="12"><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23"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67">№ възел</text:p>
          </table:table-cell>
          <table:table-cell table:style-name="Table1.B1" office:value-type="string">
            <text:p text:style-name="P67">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67">№ възел</text:p>
          </table:table-cell>
          <table:table-cell table:style-name="Table2.A1" office:value-type="string">
            <text:p text:style-name="P67">Изходна Стойност</text:p>
          </table:table-cell>
          <table:table-cell table:style-name="Table2.C1" office:value-type="string">
            <text:p text:style-name="P67">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23"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16.999cm" svg:height="10.73cm" draw:z-index="13"><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23"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13.681cm" svg:height="6.696cm" draw:z-index="16"><draw:image xlink:href="Pictures/200000090000357000001A2751AC1F4C.svm" xlink:type="simple" xlink:show="embed" xlink:actuate="onLoad"/></draw:frame><text:span text:style-name="T1">Фиг. 2.6</text:span> Промяна на топологията в ИНМ за нуждите на ОРГ.</text:p>
      <text:p text:style-name="P2"/>
      <text:p text:style-name="P2"><text:soft-page-break/><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23" text:outline-level="3"><text:bookmark-start text:name="__RefHeading__1945_564051341"/><text:s text:c="4"/>2.6.7 Обучение на ИНМ с ДЕ в ИРС<text:bookmark-end text:name="__RefHeading__1945_564051341"/></text:h>
      <text:p text:style-name="P2"/>
      <text:p text:style-name="P7"><draw:frame draw:style-name="fr3" draw:name="graphics18" text:anchor-type="paragraph" svg:width="16.999cm" svg:height="9.684cm" draw:z-index="17"><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text:soft-page-break/>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12"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2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3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63"><draw:frame draw:style-name="fr5" draw:name="Image1" text:anchor-type="paragraph" svg:width="16.999cm" svg:height="7.712cm" draw:z-index="18"><draw:image xlink:href="Pictures/10000000000005520000026A8BBA8E75.png" xlink:type="simple" xlink:show="embed" xlink:actuate="onLoad"/></draw:frame><text:soft-page-break/><text:span text:style-name="T79">Фиг. </text:span><text:span text:style-name="T80">3</text:span><text:span text:style-name="T79">.</text:span><text:span text:style-name="T80">1</text:span><text:span text:style-name="T78"> Котировки </text:span><text:span text:style-name="T81">EUR/USD в MetaTrader 4</text:span><text:span text:style-name="T78">.</text:span></text:p>
      <text:p text:style-name="P11"/>
      <text:h text:style-name="Heading_20_2" text:outline-level="2"><text:bookmark-start text:name="__RefHeading___Toc2209_325322275"/><text:s text:c="2"/><text:span text:style-name="T3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3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3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34">3.2 Изчисления в разпределена среда</text:span><text:bookmark-end text:name="__RefHeading___Toc2227_325322275"/></text:h>
      <text:p text:style-name="Standard"/>
      <text:p text:style-name="Standard"><text:tab/>По своята същност, <text:span text:style-name="T3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19"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3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3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3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3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24" text:outline-level="3"><text:bookmark-start text:name="__RefHeading___Toc12991_1666585142"/><text:s text:c="4"/><text:span text:style-name="T3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4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4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4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4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4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44">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68">ANN</text:p>
          </table:table-cell>
          <table:covered-table-cell/>
        </table:table-row>
        <table:table-row>
          <table:table-cell table:style-name="Table3.A2" office:value-type="string">
            <text:p text:style-name="P100">Отговорности</text:p>
          </table:table-cell>
          <table:table-cell table:style-name="Table3.B2" office:value-type="string">
            <text:p text:style-name="P100">Сътрудници</text:p>
          </table:table-cell>
        </table:table-row>
        <table:table-row>
          <table:table-cell table:style-name="Table3.A3" office:value-type="string">
            <text:p text:style-name="P177">* Представяне на ИНМ.</text:p>
            <text:p text:style-name="P177">* Приемане на входната за ИНМ информация.</text:p>
            <text:p text:style-name="P177">* Извеждане на изходната за ИНМ информация.</text:p>
            <text:p text:style-name="P177">* Пресмятане на правия пас при разпространение на информацията от входа, към изхода.</text:p>
            <text:p text:style-name="P177">* Пресмятане на обратния пас, за обучението с ОРГ.</text:p>
          </table:table-cell>
          <table:table-cell table:style-name="Table3.B3" office:value-type="string">
            <text:p text:style-name="P178">NuronsList</text:p>
            <text:p text:style-name="P178">ActivitiesMatrix</text:p>
            <text:p text:style-name="P178">WeightsMatrix</text:p>
            <text:p text:style-name="P178">Counter</text:p>
            <text:p text:style-name="P178">TrainingSet</text:p>
            <text:p text:style-name="P199">TimePeriod</text:p>
            <text:p text:style-name="P20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69">ANN<text:span text:style-name="T45">IO</text:span></text:p>
          </table:table-cell>
          <table:covered-table-cell/>
        </table:table-row>
        <table:table-row>
          <table:table-cell table:style-name="Table4.A2" office:value-type="string">
            <text:p text:style-name="P101">Отговорности</text:p>
          </table:table-cell>
          <table:table-cell table:style-name="Table4.B2" office:value-type="string">
            <text:p text:style-name="P101">Сътрудници</text:p>
          </table:table-cell>
        </table:table-row>
        <table:table-row>
          <table:table-cell table:style-name="Table4.A3" office:value-type="string">
            <text:p text:style-name="P132">* Служи като контейнер за вектори от входни/изходни данни към/от ИНМ.</text:p>
          </table:table-cell>
          <table:table-cell table:style-name="Table4.B3" office:value-type="string">
            <text:p text:style-name="P132">-</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70">ANN<text:span text:style-name="T46">Input</text:span></text:p>
          </table:table-cell>
          <table:covered-table-cell/>
        </table:table-row>
        <table:table-row>
          <table:table-cell table:style-name="Table5.A2" office:value-type="string">
            <text:p text:style-name="P102">Отговорности</text:p>
          </table:table-cell>
          <table:table-cell table:style-name="Table5.B2" office:value-type="string">
            <text:p text:style-name="P102">Сътрудници</text:p>
          </table:table-cell>
        </table:table-row>
        <table:table-row>
          <table:table-cell table:style-name="Table5.A3" office:value-type="string">
            <text:p text:style-name="P133">* Контейнер за входни данни към ИНМ.</text:p>
          </table:table-cell>
          <table:table-cell table:style-name="Table5.B3" office:value-type="string">
            <text:p text:style-name="P201">ANNIO</text:p>
          </table:table-cell>
        </table:table-row>
      </table:table>
      <text:p text:style-name="P12"/>
      <text:p text:style-name="P12"><text:tab/>Входната информация е вектор от реални числа и представлява частен случай на входно-изходен вектор.</text:p>
      <text:p text:style-name="P12"/>
      <table:table table:name="Table6" table:style-name="Table6">
        <table:table-column table:style-name="Table6.A"/>
        <table:table-column table:style-name="Table6.B"/>
        <table:table-row>
          <table:table-cell table:style-name="Table6.A1" table:number-columns-spanned="2" office:value-type="string">
            <text:p text:style-name="P71">ANN<text:span text:style-name="T47">Output</text:span></text:p>
          </table:table-cell>
          <table:covered-table-cell/>
        </table:table-row>
        <table:table-row>
          <table:table-cell table:style-name="Table6.A2" office:value-type="string">
            <text:p text:style-name="P103">Отговорности</text:p>
          </table:table-cell>
          <table:table-cell table:style-name="Table6.B2" office:value-type="string">
            <text:p text:style-name="P103">Сътрудници</text:p>
          </table:table-cell>
        </table:table-row>
        <table:table-row>
          <table:table-cell table:style-name="Table6.A3" office:value-type="string">
            <text:p text:style-name="P134">* Контейнер за изходни данни от ИНМ.</text:p>
          </table:table-cell>
          <table:table-cell table:style-name="Table6.B3" office:value-type="string">
            <text:p text:style-name="P202">ANNIO</text:p>
          </table:table-cell>
        </table:table-row>
      </table:table>
      <text:p text:style-name="P40"/>
      <text:p text:style-name="P40"><text:tab/>Изходната информация е вектор от реални числа и представлява частен случай на входно-изходен вектор.</text:p>
      <text:p text:style-name="P40"/>
      <table:table table:name="Table7" table:style-name="Table7">
        <table:table-column table:style-name="Table7.A"/>
        <table:table-column table:style-name="Table7.B"/>
        <table:table-row>
          <table:table-cell table:style-name="Table7.A1" table:number-columns-spanned="2" office:value-type="string">
            <text:p text:style-name="P72">Activit<text:span text:style-name="T48">ies</text:span>Matrix</text:p>
          </table:table-cell>
          <table:covered-table-cell/>
        </table:table-row>
        <text:soft-page-break/>
        <table:table-row>
          <table:table-cell table:style-name="Table7.A2" office:value-type="string">
            <text:p text:style-name="P104">Отговорности</text:p>
          </table:table-cell>
          <table:table-cell table:style-name="Table7.B2" office:value-type="string">
            <text:p text:style-name="P104">Сътрудници</text:p>
          </table:table-cell>
        </table:table-row>
        <table:table-row>
          <table:table-cell table:style-name="Table7.A3" office:value-type="string">
            <text:p text:style-name="P13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03">GraphMatrix</text:p>
          </table:table-cell>
        </table:table-row>
      </table:table>
      <text:p text:style-name="P13"/>
      <text:p text:style-name="P13"><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3"/>
      <table:table table:name="Table8" table:style-name="Table8">
        <table:table-column table:style-name="Table8.A"/>
        <table:table-column table:style-name="Table8.B"/>
        <table:table-row>
          <table:table-cell table:style-name="Table8.A1" table:number-columns-spanned="2" office:value-type="string">
            <text:p text:style-name="P73">Chromosome</text:p>
          </table:table-cell>
          <table:covered-table-cell/>
        </table:table-row>
        <table:table-row>
          <table:table-cell table:style-name="Table8.A2" office:value-type="string">
            <text:p text:style-name="P105">Отговорности</text:p>
          </table:table-cell>
          <table:table-cell table:style-name="Table8.B2" office:value-type="string">
            <text:p text:style-name="P105">Сътрудници</text:p>
          </table:table-cell>
        </table:table-row>
        <table:table-row>
          <table:table-cell table:style-name="Table8.A3" office:value-type="string">
            <text:p text:style-name="P136">* Представя хромозома в популацията на ДЕ <text:span text:style-name="T50">(матрица с тегла на ИНМ)</text:span>.</text:p>
            <text:p text:style-name="P136">* Носи информация за жизнеността си.</text:p>
            <text:p text:style-name="P136">* Генерира хромозома със случайни числа. </text:p>
          </table:table-cell>
          <table:table-cell table:style-name="Table8.B3" office:value-type="string">
            <text:p text:style-name="P179">WeightsMatrix</text:p>
          </table:table-cell>
        </table:table-row>
      </table:table>
      <text:p text:style-name="P14"/>
      <text:p text:style-name="P14"><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4"/>
      <table:table table:name="Table9" table:style-name="Table9">
        <table:table-column table:style-name="Table9.A"/>
        <table:table-column table:style-name="Table9.B"/>
        <table:table-row>
          <table:table-cell table:style-name="Table9.A1" table:number-columns-spanned="2" office:value-type="string">
            <text:p text:style-name="P74">Communicator</text:p>
          </table:table-cell>
          <table:covered-table-cell/>
        </table:table-row>
        <table:table-row>
          <table:table-cell table:style-name="Table9.A2" office:value-type="string">
            <text:p text:style-name="P106">Отговорности</text:p>
          </table:table-cell>
          <table:table-cell table:style-name="Table9.B2" office:value-type="string">
            <text:p text:style-name="P106">Сътрудници</text:p>
          </table:table-cell>
        </table:table-row>
        <table:table-row>
          <table:table-cell table:style-name="Table9.A3" office:value-type="string">
            <text:p text:style-name="P137">* Задава базова рамка за комуникационен интерфейс <text:span text:style-name="T51">(служи за наследяване).</text:span></text:p>
          </table:table-cell>
          <table:table-cell table:style-name="Table9.B3" office:value-type="string">
            <text:p text:style-name="P182">DE</text:p>
            <text:p text:style-name="P182">ANN</text:p>
            <text:p text:style-name="P180">NeuronList</text:p>
            <text:p text:style-name="P180">WeightMatrix</text:p>
            <text:p text:style-name="P180">ActivitiesMatrix</text:p>
            <text:p text:style-name="P182">ModelParameters</text:p>
            <text:p text:style-name="P204">TimePeriod</text:p>
            <text:p text:style-name="P182">RateInfo</text:p>
            <text:p text:style-name="P181">Counter</text:p>
          </table:table-cell>
        </table:table-row>
      </table:table>
      <text:p text:style-name="P15"/>
      <text:p text:style-name="P15"><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64">Communicator е базов клас, наследен от по-специфични реализации на комуникационната функционалност. </text:span></text:p>
      <text:p text:style-name="P15"/>
      <table:table table:name="Table10" table:style-name="Table10">
        <table:table-column table:style-name="Table10.A"/>
        <table:table-column table:style-name="Table10.B"/>
        <table:table-row>
          <table:table-cell table:style-name="Table10.A1" table:number-columns-spanned="2" office:value-type="string">
            <text:p text:style-name="P75">Counter</text:p>
          </table:table-cell>
          <table:covered-table-cell/>
        </table:table-row>
        <table:table-row>
          <table:table-cell table:style-name="Table10.A2" office:value-type="string">
            <text:p text:style-name="P107">Отговорности</text:p>
          </table:table-cell>
          <table:table-cell table:style-name="Table10.B2" office:value-type="string">
            <text:p text:style-name="P107">Сътрудници</text:p>
          </table:table-cell>
        </table:table-row>
        <table:table-row>
          <table:table-cell table:style-name="Table10.A3" office:value-type="string">
            <text:p text:style-name="P138">* Натрупва статистическа информация за работата на системата.</text:p>
            <text:p text:style-name="P138">* Поддържа броячи под формата на ключ-стойност <text:soft-page-break/>двойки.</text:p>
          </table:table-cell>
          <table:table-cell table:style-name="Table10.B3" office:value-type="string">
            <text:p text:style-name="P138">-</text:p>
          </table:table-cell>
        </table:table-row>
      </table:table>
      <text:p text:style-name="P16"/>
      <text:p text:style-name="P16"><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6"/>
      <table:table table:name="Table11" table:style-name="Table11">
        <table:table-column table:style-name="Table11.A"/>
        <table:table-column table:style-name="Table11.B"/>
        <table:table-row>
          <table:table-cell table:style-name="Table11.A1" table:number-columns-spanned="2" office:value-type="string">
            <text:p text:style-name="P76">CrossoverType</text:p>
          </table:table-cell>
          <table:covered-table-cell/>
        </table:table-row>
        <table:table-row>
          <table:table-cell table:style-name="Table11.A2" office:value-type="string">
            <text:p text:style-name="P108">Отговорности</text:p>
          </table:table-cell>
          <table:table-cell table:style-name="Table11.B2" office:value-type="string">
            <text:p text:style-name="P108">Сътрудници</text:p>
          </table:table-cell>
        </table:table-row>
        <table:table-row>
          <table:table-cell table:style-name="Table11.A3" office:value-type="string">
            <text:p text:style-name="P139">* Задава различни възможности за операцията по кръстосване в ДЕ.</text:p>
          </table:table-cell>
          <table:table-cell table:style-name="Table11.B3" office:value-type="string">
            <text:p text:style-name="P139">-</text:p>
          </table:table-cell>
        </table:table-row>
      </table:table>
      <text:p text:style-name="P17"/>
      <text:p text:style-name="P17"><text:tab/>В алгоритъма за ДЕ могат да се приложат различни типове кръстосване, което често зависи от избраната топология на ИНМ.</text:p>
      <text:p text:style-name="P17"/>
      <table:table table:name="Table12" table:style-name="Table12">
        <table:table-column table:style-name="Table12.A"/>
        <table:table-column table:style-name="Table12.B"/>
        <table:table-row>
          <table:table-cell table:style-name="Table12.A1" table:number-columns-spanned="2" office:value-type="string">
            <text:p text:style-name="P77">DE</text:p>
          </table:table-cell>
          <table:covered-table-cell/>
        </table:table-row>
        <table:table-row>
          <table:table-cell table:style-name="Table12.A2" office:value-type="string">
            <text:p text:style-name="P109">Отговорности</text:p>
          </table:table-cell>
          <table:table-cell table:style-name="Table12.B2" office:value-type="string">
            <text:p text:style-name="P109">Сътрудници</text:p>
          </table:table-cell>
        </table:table-row>
        <table:table-row>
          <table:table-cell table:style-name="Table12.A3" office:value-type="string">
            <text:p text:style-name="P140">* Реализира алгоритъма на ДЕ.</text:p>
            <text:p text:style-name="P140">* Изпълнява операцията по селекция в ДЕ.</text:p>
            <text:p text:style-name="P140">* Изпълнява операцията за рекомбинация в ДЕ.</text:p>
          </table:table-cell>
          <table:table-cell table:style-name="Table12.B3" office:value-type="string">
            <text:p text:style-name="P186">Population</text:p>
            <text:p text:style-name="P187">Counter</text:p>
            <text:p text:style-name="P187">ANN</text:p>
            <text:p text:style-name="P205">CrossoverType</text:p>
          </table:table-cell>
        </table:table-row>
      </table:table>
      <text:p text:style-name="P18"/>
      <text:p text:style-name="P18"><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8"/>
      <table:table table:name="Table13" table:style-name="Table13">
        <table:table-column table:style-name="Table13.A"/>
        <table:table-column table:style-name="Table13.B"/>
        <table:table-row>
          <table:table-cell table:style-name="Table13.A1" table:number-columns-spanned="2" office:value-type="string">
            <text:p text:style-name="P78">GraphMatrix</text:p>
          </table:table-cell>
          <table:covered-table-cell/>
        </table:table-row>
        <table:table-row>
          <table:table-cell table:style-name="Table13.A2" office:value-type="string">
            <text:p text:style-name="P110">Отговорности</text:p>
          </table:table-cell>
          <table:table-cell table:style-name="Table13.B2" office:value-type="string">
            <text:p text:style-name="P110">Сътрудници</text:p>
          </table:table-cell>
        </table:table-row>
        <table:table-row>
          <table:table-cell table:style-name="Table13.A3" office:value-type="string">
            <text:p text:style-name="P141">* Задава матрица на съседство в насочен тегловен граф <text:span text:style-name="T52">(служи за наследяване)</text:span>.</text:p>
          </table:table-cell>
          <table:table-cell table:style-name="Table13.B3" office:value-type="string">
            <text:p text:style-name="P141">-</text:p>
          </table:table-cell>
        </table:table-row>
      </table:table>
      <text:p text:style-name="P19"/>
      <text:p text:style-name="P19"><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9"/>
      <table:table table:name="Table14" table:style-name="Table14">
        <table:table-column table:style-name="Table14.A"/>
        <table:table-column table:style-name="Table14.B"/>
        <table:table-row>
          <table:table-cell table:style-name="Table14.A1" table:number-columns-spanned="2" office:value-type="string">
            <text:p text:style-name="P79">HttpCommunicator</text:p>
          </table:table-cell>
          <table:covered-table-cell/>
        </table:table-row>
        <table:table-row>
          <table:table-cell table:style-name="Table14.A2" office:value-type="string">
            <text:p text:style-name="P111">Отговорности</text:p>
          </table:table-cell>
          <table:table-cell table:style-name="Table14.B2" office:value-type="string">
            <text:p text:style-name="P111">Сътрудници</text:p>
          </table:table-cell>
        </table:table-row>
        <table:table-row>
          <table:table-cell table:style-name="Table14.A3" office:value-type="string">
            <text:p text:style-name="P142">* Комуникация с отдалечен уеб сървър, с базов протокол <text:span text:style-name="T53">HTTP.</text:span></text:p>
            <text:p text:style-name="P142">* Синтактичен анализ <text:span text:style-name="T54">(парсване)</text:span> на неструктурирана информация, която се обменя към и от уеб сървъра.</text:p>
          </table:table-cell>
          <table:table-cell table:style-name="Table14.B3" office:value-type="string">
            <text:p text:style-name="P183">DE</text:p>
            <text:p text:style-name="P183">ANN</text:p>
            <text:p text:style-name="P183">NeuronList</text:p>
            <text:p text:style-name="P183">WeightMatrix</text:p>
            <text:p text:style-name="P206">Communicator</text:p>
            <text:p text:style-name="P184">ActivitiesMatrix</text:p>
            <text:p text:style-name="P183">ModelParameters</text:p>
            <text:p text:style-name="P208"><text:soft-page-break/>TimePeriod</text:p>
            <text:p text:style-name="P183">RateInfo</text:p>
            <text:p text:style-name="P183">Counter</text:p>
          </table:table-cell>
        </table:table-row>
      </table:table>
      <text:p text:style-name="P20"/>
      <text:p text:style-name="P20"><text:tab/>Един от най-разпространените комуникационни протоколи е <text:span text:style-name="T6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0"/>
      <table:table table:name="Table15" table:style-name="Table15">
        <table:table-column table:style-name="Table15.A"/>
        <table:table-column table:style-name="Table15.B"/>
        <table:table-row>
          <table:table-cell table:style-name="Table15.A1" table:number-columns-spanned="2" office:value-type="string">
            <text:p text:style-name="P80">Init</text:p>
          </table:table-cell>
          <table:covered-table-cell/>
        </table:table-row>
        <table:table-row>
          <table:table-cell table:style-name="Table15.A2" office:value-type="string">
            <text:p text:style-name="P112">Отговорности</text:p>
          </table:table-cell>
          <table:table-cell table:style-name="Table15.B2" office:value-type="string">
            <text:p text:style-name="P112">Сътрудници</text:p>
          </table:table-cell>
        </table:table-row>
        <table:table-row>
          <table:table-cell table:style-name="Table15.A3" office:value-type="string">
            <text:p text:style-name="P143">* Зареждане на параметри за настройката на системата от инициализационен файл.</text:p>
          </table:table-cell>
          <table:table-cell table:style-name="Table15.B3" office:value-type="string">
            <text:p text:style-name="P143">-</text:p>
          </table:table-cell>
        </table:table-row>
      </table:table>
      <text:p text:style-name="P21"/>
      <text:p text:style-name="P21"><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1"/>
      <table:table table:name="Table16" table:style-name="Table16">
        <table:table-column table:style-name="Table16.A"/>
        <table:table-column table:style-name="Table16.B"/>
        <table:table-row>
          <table:table-cell table:style-name="Table16.A1" table:number-columns-spanned="2" office:value-type="string">
            <text:p text:style-name="P81">JsonHttpCommunicator</text:p>
          </table:table-cell>
          <table:covered-table-cell/>
        </table:table-row>
        <table:table-row>
          <table:table-cell table:style-name="Table16.A2" office:value-type="string">
            <text:p text:style-name="P113">Отговорности</text:p>
          </table:table-cell>
          <table:table-cell table:style-name="Table16.B2" office:value-type="string">
            <text:p text:style-name="P113">Сътрудници</text:p>
          </table:table-cell>
        </table:table-row>
        <table:table-row>
          <table:table-cell table:style-name="Table16.A3" office:value-type="string">
            <text:p text:style-name="P188">* Комуникация с отдалечен уеб сървър, с базов протокол <text:span text:style-name="T53">HTTP.</text:span></text:p>
            <text:p text:style-name="P188">* Синтактичен анализ <text:span text:style-name="T54">(парсване)</text:span> на <text:span text:style-name="T55">JSON</text:span> структурирана информация, която се обменя към и от уеб сървъра.</text:p>
          </table:table-cell>
          <table:table-cell table:style-name="Table16.B3" office:value-type="string">
            <text:p text:style-name="P185">DE</text:p>
            <text:p text:style-name="P185">ANN</text:p>
            <text:p text:style-name="P185">NeuronList</text:p>
            <text:p text:style-name="P185">WeightMatrix</text:p>
            <text:p text:style-name="P207">Communicator</text:p>
            <text:p text:style-name="P185">ActivitiesMatrix</text:p>
            <text:p text:style-name="P185">ModelParameters</text:p>
            <text:p text:style-name="P209">TimePeriod</text:p>
            <text:p text:style-name="P185">RateInfo</text:p>
            <text:p text:style-name="P185">Counter</text:p>
          </table:table-cell>
        </table:table-row>
      </table:table>
      <text:p text:style-name="P22"/>
      <text:p text:style-name="P22"><text:tab/>При комуникация по протокола <text:span text:style-name="T6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2"/>
      <table:table table:name="Table17" table:style-name="Table17">
        <table:table-column table:style-name="Table17.A"/>
        <table:table-column table:style-name="Table17.B"/>
        <table:table-row>
          <table:table-cell table:style-name="Table17.A1" table:number-columns-spanned="2" office:value-type="string">
            <text:p text:style-name="P82">ModelParameters</text:p>
          </table:table-cell>
          <table:covered-table-cell/>
        </table:table-row>
        <table:table-row>
          <table:table-cell table:style-name="Table17.A2" office:value-type="string">
            <text:p text:style-name="P114">Отговорности</text:p>
          </table:table-cell>
          <table:table-cell table:style-name="Table17.B2" office:value-type="string">
            <text:p text:style-name="P114">Сътрудници</text:p>
          </table:table-cell>
        </table:table-row>
        <table:table-row>
          <table:table-cell table:style-name="Table17.A3" office:value-type="string">
            <text:p text:style-name="P14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10">TimePeriod</text:p>
          </table:table-cell>
        </table:table-row>
      </table:table>
      <text:p text:style-name="P23"/>
      <text:p text:style-name="P23"><text:soft-page-break/><text:tab/>Параметрите на всеки модел <text:span text:style-name="T67">(ИНМ+ДЕ+ВР) се обработват от помощен клас, така че методите да получават само един обект, а не серия от параметри. </text:span></text:p>
      <text:p text:style-name="P23"/>
      <table:table table:name="Table18" table:style-name="Table18">
        <table:table-column table:style-name="Table18.A"/>
        <table:table-column table:style-name="Table18.B"/>
        <table:table-row>
          <table:table-cell table:style-name="Table18.A1" table:number-columns-spanned="2" office:value-type="string">
            <text:p text:style-name="P83">Neuron</text:p>
          </table:table-cell>
          <table:covered-table-cell/>
        </table:table-row>
        <table:table-row>
          <table:table-cell table:style-name="Table18.A2" office:value-type="string">
            <text:p text:style-name="P115">Отговорности</text:p>
          </table:table-cell>
          <table:table-cell table:style-name="Table18.B2" office:value-type="string">
            <text:p text:style-name="P115">Сътрудници</text:p>
          </table:table-cell>
        </table:table-row>
        <table:table-row>
          <table:table-cell table:style-name="Table18.A3" office:value-type="string">
            <text:p text:style-name="P145">* Представя невроните в ИНМ.</text:p>
            <text:p text:style-name="P145">* Поддържа различни типове неврони.</text:p>
            <text:p text:style-name="P145">* Поддържа стойност на изходния сигнал.</text:p>
            <text:p text:style-name="P145">* Поддържа стойност на грешката, за неврона, при обратния пас от обучението на ИНМ с ОРГ.</text:p>
          </table:table-cell>
          <table:table-cell table:style-name="Table18.B3" office:value-type="string">
            <text:p text:style-name="P189">NeuronType</text:p>
          </table:table-cell>
        </table:table-row>
      </table:table>
      <text:p text:style-name="P24"/>
      <text:p text:style-name="P24"><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4"/>
      <table:table table:name="Table19" table:style-name="Table19">
        <table:table-column table:style-name="Table19.A"/>
        <table:table-column table:style-name="Table19.B"/>
        <table:table-row>
          <table:table-cell table:style-name="Table19.A1" table:number-columns-spanned="2" office:value-type="string">
            <text:p text:style-name="P84">NeuronType</text:p>
          </table:table-cell>
          <table:covered-table-cell/>
        </table:table-row>
        <table:table-row>
          <table:table-cell table:style-name="Table19.A2" office:value-type="string">
            <text:p text:style-name="P116">Отговорности</text:p>
          </table:table-cell>
          <table:table-cell table:style-name="Table19.B2" office:value-type="string">
            <text:p text:style-name="P116">Сътрудници</text:p>
          </table:table-cell>
        </table:table-row>
        <table:table-row>
          <table:table-cell table:style-name="Table19.A3" office:value-type="string">
            <text:p text:style-name="P146">* Задава различните възможности за типове неврони. </text:p>
          </table:table-cell>
          <table:table-cell table:style-name="Table19.B3" office:value-type="string">
            <text:p text:style-name="P146">-</text:p>
          </table:table-cell>
        </table:table-row>
      </table:table>
      <text:p text:style-name="P25"/>
      <text:p text:style-name="P25"><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68">(примерно неврон, който е входен, а в същото време и изходен за ИНМ).</text:span></text:p>
      <text:p text:style-name="P25"/>
      <table:table table:name="Table20" table:style-name="Table20">
        <table:table-column table:style-name="Table20.A"/>
        <table:table-column table:style-name="Table20.B"/>
        <table:table-row>
          <table:table-cell table:style-name="Table20.A1" table:number-columns-spanned="2" office:value-type="string">
            <text:p text:style-name="P85">NeuronsList</text:p>
          </table:table-cell>
          <table:covered-table-cell/>
        </table:table-row>
        <table:table-row>
          <table:table-cell table:style-name="Table20.A2" office:value-type="string">
            <text:p text:style-name="P117">Отговорности</text:p>
          </table:table-cell>
          <table:table-cell table:style-name="Table20.B2" office:value-type="string">
            <text:p text:style-name="P117">Сътрудници</text:p>
          </table:table-cell>
        </table:table-row>
        <table:table-row>
          <table:table-cell table:style-name="Table20.A3" office:value-type="string">
            <text:p text:style-name="P147">* Поддържа списък с всички неврони в ИНМ.</text:p>
            <text:p text:style-name="P147">* Поддържа информация за броя неврони от различен тип.</text:p>
          </table:table-cell>
          <table:table-cell table:style-name="Table20.B3" office:value-type="string">
            <text:p text:style-name="P190">Neuron</text:p>
          </table:table-cell>
        </table:table-row>
      </table:table>
      <text:p text:style-name="P26"/>
      <text:p text:style-name="P26"><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6"/>
      <table:table table:name="Table21" table:style-name="Table21">
        <table:table-column table:style-name="Table21.A"/>
        <table:table-column table:style-name="Table21.B"/>
        <table:table-row>
          <table:table-cell table:style-name="Table21.A1" table:number-columns-spanned="2" office:value-type="string">
            <text:p text:style-name="P86">Population</text:p>
          </table:table-cell>
          <table:covered-table-cell/>
        </table:table-row>
        <table:table-row>
          <table:table-cell table:style-name="Table21.A2" office:value-type="string">
            <text:p text:style-name="P118">Отговорности</text:p>
          </table:table-cell>
          <table:table-cell table:style-name="Table21.B2" office:value-type="string">
            <text:p text:style-name="P118">Сътрудници</text:p>
          </table:table-cell>
        </table:table-row>
        <table:table-row>
          <table:table-cell table:style-name="Table21.A3" office:value-type="string">
            <text:p text:style-name="P148">* Поддържа популацията за ДЕ.</text:p>
            <text:p text:style-name="P148">* Инициализира популация със случайни числа.</text:p>
            <text:p text:style-name="P148">* Поддържа информация за най-добрия индивид в популацията. </text:p>
          </table:table-cell>
          <table:table-cell table:style-name="Table21.B3" office:value-type="string">
            <text:p text:style-name="P191">Chromosome</text:p>
          </table:table-cell>
        </table:table-row>
      </table:table>
      <text:p text:style-name="P27"/>
      <text:p text:style-name="P27"><text:tab/>Популацията е представена в паметта на компютъра като контейнер от обекти тип <text:soft-page-break/>хромозома. </text:p>
      <text:p text:style-name="P27"/>
      <table:table table:name="Table22" table:style-name="Table22">
        <table:table-column table:style-name="Table22.A"/>
        <table:table-column table:style-name="Table22.B"/>
        <table:table-row>
          <table:table-cell table:style-name="Table22.A1" table:number-columns-spanned="2" office:value-type="string">
            <text:p text:style-name="P87">RateInfo</text:p>
          </table:table-cell>
          <table:covered-table-cell/>
        </table:table-row>
        <table:table-row>
          <table:table-cell table:style-name="Table22.A2" office:value-type="string">
            <text:p text:style-name="P119">Отговорности</text:p>
          </table:table-cell>
          <table:table-cell table:style-name="Table22.B2" office:value-type="string">
            <text:p text:style-name="P119">Сътрудници</text:p>
          </table:table-cell>
        </table:table-row>
        <table:table-row>
          <table:table-cell table:style-name="Table22.A3" office:value-type="string">
            <text:p text:style-name="P149">* Съхранява информация за един бар от графиката на времевия ред <text:span text:style-name="T5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49">-</text:p>
          </table:table-cell>
        </table:table-row>
      </table:table>
      <text:p text:style-name="P28"/>
      <text:p text:style-name="P28"><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8"/>
      <table:table table:name="Table23" table:style-name="Table23">
        <table:table-column table:style-name="Table23.A"/>
        <table:table-column table:style-name="Table23.B"/>
        <table:table-row>
          <table:table-cell table:style-name="Table23.A1" table:number-columns-spanned="2" office:value-type="string">
            <text:p text:style-name="P88">TimePeriod</text:p>
          </table:table-cell>
          <table:covered-table-cell/>
        </table:table-row>
        <table:table-row>
          <table:table-cell table:style-name="Table23.A2" office:value-type="string">
            <text:p text:style-name="P120">Отговорности</text:p>
          </table:table-cell>
          <table:table-cell table:style-name="Table23.B2" office:value-type="string">
            <text:p text:style-name="P120">Сътрудници</text:p>
          </table:table-cell>
        </table:table-row>
        <table:table-row>
          <table:table-cell table:style-name="Table23.A3" office:value-type="string">
            <text:p text:style-name="P150">* Задава възможните времеви период за които има събрани исторически данни <text:span text:style-name="T57">(съответстват на брой минути)</text:span>.</text:p>
          </table:table-cell>
          <table:table-cell table:style-name="Table23.B3" office:value-type="string">
            <text:p text:style-name="P150">-</text:p>
          </table:table-cell>
        </table:table-row>
      </table:table>
      <text:p text:style-name="P29"/>
      <text:p text:style-name="P41"><text:tab/>В програмата <text:span text:style-name="T6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9"/>
      <table:table table:name="Table24" table:style-name="Table24">
        <table:table-column table:style-name="Table24.A"/>
        <table:table-column table:style-name="Table24.B"/>
        <table:table-row>
          <table:table-cell table:style-name="Table24.A1" table:number-columns-spanned="2" office:value-type="string">
            <text:p text:style-name="P89">Trainer</text:p>
          </table:table-cell>
          <table:covered-table-cell/>
        </table:table-row>
        <table:table-row>
          <table:table-cell table:style-name="Table24.A2" office:value-type="string">
            <text:p text:style-name="P121">Отговорности</text:p>
          </table:table-cell>
          <table:table-cell table:style-name="Table24.B2" office:value-type="string">
            <text:p text:style-name="P121">Сътрудници</text:p>
          </table:table-cell>
        </table:table-row>
        <table:table-row>
          <table:table-cell table:style-name="Table24.A3" office:value-type="string">
            <text:p text:style-name="P151">* Извършва процеса по обучение на ИНМ.</text:p>
            <text:p text:style-name="P151">* Използва се за извличане на прогнози.</text:p>
            <text:p text:style-name="P151">* Обновява тренировъчното множество.</text:p>
            <text:p text:style-name="P151">* Докладва за най-доброто намерено решение.</text:p>
          </table:table-cell>
          <table:table-cell table:style-name="Table24.B3" office:value-type="string">
            <text:p text:style-name="P192">TimePeriod</text:p>
            <text:p text:style-name="P192">Counter</text:p>
            <text:p text:style-name="P192">ANN</text:p>
            <text:p text:style-name="P192">DE</text:p>
            <text:p text:style-name="P192">TrainingSet</text:p>
            <text:p text:style-name="P192">JsonHttpCommunicator</text:p>
          </table:table-cell>
        </table:table-row>
      </table:table>
      <text:p text:style-name="P30"/>
      <text:p text:style-name="P30"><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0"/>
      <table:table table:name="Table25" table:style-name="Table25">
        <table:table-column table:style-name="Table25.A"/>
        <table:table-column table:style-name="Table25.B"/>
        <table:table-row>
          <table:table-cell table:style-name="Table25.A1" table:number-columns-spanned="2" office:value-type="string">
            <text:p text:style-name="P90">TrainingExample</text:p>
          </table:table-cell>
          <table:covered-table-cell/>
        </table:table-row>
        <text:soft-page-break/>
        <table:table-row>
          <table:table-cell table:style-name="Table25.A2" office:value-type="string">
            <text:p text:style-name="P122">Отговорности</text:p>
          </table:table-cell>
          <table:table-cell table:style-name="Table25.B2" office:value-type="string">
            <text:p text:style-name="P122">Сътрудници</text:p>
          </table:table-cell>
        </table:table-row>
        <table:table-row>
          <table:table-cell table:style-name="Table25.A3" office:value-type="string">
            <text:p text:style-name="P152">* Представя тренировъчните примери за ИНМ, които включват вход, изход и очакван изход.</text:p>
          </table:table-cell>
          <table:table-cell table:style-name="Table25.B3" office:value-type="string">
            <text:p text:style-name="P193">ANNIO</text:p>
          </table:table-cell>
        </table:table-row>
      </table:table>
      <text:p text:style-name="P31"/>
      <text:p text:style-name="P31"><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1"/>
      <table:table table:name="Table26" table:style-name="Table26">
        <table:table-column table:style-name="Table26.A"/>
        <table:table-column table:style-name="Table26.B"/>
        <table:table-row>
          <table:table-cell table:style-name="Table26.A1" table:number-columns-spanned="2" office:value-type="string">
            <text:p text:style-name="P91">TrainingSet</text:p>
          </table:table-cell>
          <table:covered-table-cell/>
        </table:table-row>
        <table:table-row>
          <table:table-cell table:style-name="Table26.A2" office:value-type="string">
            <text:p text:style-name="P123">Отговорности</text:p>
          </table:table-cell>
          <table:table-cell table:style-name="Table26.B2" office:value-type="string">
            <text:p text:style-name="P123">Сътрудници</text:p>
          </table:table-cell>
        </table:table-row>
        <table:table-row>
          <table:table-cell table:style-name="Table26.A3" office:value-type="string">
            <text:p text:style-name="P153">* Съдържа набор от тренировъчни примери.</text:p>
            <text:p text:style-name="P153">* Трансформира информацията от външната среда във вид подходящ за въвеждане в и извеждане от ИНМ.</text:p>
          </table:table-cell>
          <table:table-cell table:style-name="Table26.B3" office:value-type="string">
            <text:p text:style-name="P194">RateInfo</text:p>
            <text:p text:style-name="P194">TrainingExample</text:p>
            <text:p text:style-name="P195">ANNIO</text:p>
            <text:p text:style-name="P196">TrainingSet</text:p>
          </table:table-cell>
        </table:table-row>
      </table:table>
      <text:p text:style-name="P42"/>
      <text:p text:style-name="P42"><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2"/>
      <table:table table:name="Table27" table:style-name="Table27">
        <table:table-column table:style-name="Table27.A"/>
        <table:table-column table:style-name="Table27.B"/>
        <table:table-row>
          <table:table-cell table:style-name="Table27.A1" table:number-columns-spanned="2" office:value-type="string">
            <text:p text:style-name="P92">WeightsMatrix</text:p>
          </table:table-cell>
          <table:covered-table-cell/>
        </table:table-row>
        <table:table-row>
          <table:table-cell table:style-name="Table27.A2" office:value-type="string">
            <text:p text:style-name="P124">Отговорности</text:p>
          </table:table-cell>
          <table:table-cell table:style-name="Table27.B2" office:value-type="string">
            <text:p text:style-name="P124">Сътрудници</text:p>
          </table:table-cell>
        </table:table-row>
        <table:table-row>
          <table:table-cell table:style-name="Table27.A3" office:value-type="string">
            <text:p text:style-name="P197">* Определя матрица на съседство между възлите на ИНМ. Числено представя обучените тегла на ИНМ.</text:p>
          </table:table-cell>
          <table:table-cell table:style-name="Table27.B3" office:value-type="string">
            <text:p text:style-name="P198">GraphMatrix</text:p>
          </table:table-cell>
        </table:table-row>
      </table:table>
      <text:p text:style-name="P43"/>
      <text:p text:style-name="P43"><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2"/>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93">ann</text:p>
          </table:table-cell>
          <table:covered-table-cell/>
        </table:table-row>
        <table:table-row>
          <table:table-cell table:style-name="Table28.A2" office:value-type="string">
            <text:p text:style-name="P125">Атрибути</text:p>
          </table:table-cell>
          <table:table-cell table:style-name="Table28.B2" office:value-type="string">
            <text:p text:style-name="P125">Връзки</text:p>
          </table:table-cell>
        </table:table-row>
        <text:soft-page-break/>
        <table:table-row>
          <table:table-cell table:style-name="Table28.A7" office:value-type="string">
            <text:p text:style-name="P155">id</text:p>
          </table:table-cell>
          <table:table-cell table:style-name="Table28.B3" office:value-type="string">
            <text:p text:style-name="P154"/>
          </table:table-cell>
        </table:table-row>
        <table:table-row>
          <table:table-cell table:style-name="Table28.A7" office:value-type="string">
            <text:p text:style-name="P155">ann_kind_id</text:p>
          </table:table-cell>
          <table:table-cell table:style-name="Table28.B7" office:value-type="string">
            <text:p text:style-name="P155">ann_kind.<text:span text:style-name="T49">id</text:span></text:p>
          </table:table-cell>
        </table:table-row>
        <table:table-row>
          <table:table-cell table:style-name="Table28.A7" office:value-type="string">
            <text:p text:style-name="P155">fitness</text:p>
          </table:table-cell>
          <table:table-cell table:style-name="Table28.B7" office:value-type="string">
            <text:p text:style-name="P154"/>
          </table:table-cell>
        </table:table-row>
        <table:table-row>
          <table:table-cell table:style-name="Table28.A7" office:value-type="string">
            <text:p text:style-name="P155">weights</text:p>
          </table:table-cell>
          <table:table-cell table:style-name="Table28.B7" office:value-type="string">
            <text:p text:style-name="P154"/>
          </table:table-cell>
        </table:table-row>
        <table:table-row>
          <table:table-cell table:style-name="Table28.A7" office:value-type="string">
            <text:p text:style-name="P156">happened</text:p>
          </table:table-cell>
          <table:table-cell table:style-name="Table28.B7" office:value-type="string">
            <text:p text:style-name="P154"/>
          </table:table-cell>
        </table:table-row>
      </table:table>
      <text:p text:style-name="Standard"/>
      <text:p text:style-name="Standard"><text:tab/>Всяка ИНМ е описана с матрица на съседство <text:span text:style-name="T5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5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94">ann_kind</text:p>
          </table:table-cell>
          <table:covered-table-cell/>
        </table:table-row>
        <table:table-row>
          <table:table-cell table:style-name="Table29.A2" office:value-type="string">
            <text:p text:style-name="P158">Атрибути</text:p>
          </table:table-cell>
          <table:table-cell table:style-name="Table29.B2" office:value-type="string">
            <text:p text:style-name="P126">Връзки</text:p>
          </table:table-cell>
        </table:table-row>
        <table:table-row>
          <table:table-cell table:style-name="Table29.A8" office:value-type="string">
            <text:p text:style-name="P169">id</text:p>
          </table:table-cell>
          <table:table-cell table:style-name="Table29.B3" office:value-type="string">
            <text:p text:style-name="P157"/>
          </table:table-cell>
        </table:table-row>
        <table:table-row>
          <table:table-cell table:style-name="Table29.A8" office:value-type="string">
            <text:p text:style-name="P170">currency_pairs_id</text:p>
          </table:table-cell>
          <table:table-cell table:style-name="Table29.B8" office:value-type="string">
            <text:p text:style-name="P170">currency_paris.id</text:p>
          </table:table-cell>
        </table:table-row>
        <table:table-row>
          <table:table-cell table:style-name="Table29.A8" office:value-type="string">
            <text:p text:style-name="P170">number_of_neurons</text:p>
          </table:table-cell>
          <table:table-cell table:style-name="Table29.B8" office:value-type="string">
            <text:p text:style-name="P157"/>
          </table:table-cell>
        </table:table-row>
        <table:table-row>
          <table:table-cell table:style-name="Table29.A8" office:value-type="string">
            <text:p text:style-name="P170">flags</text:p>
          </table:table-cell>
          <table:table-cell table:style-name="Table29.B8" office:value-type="string">
            <text:p text:style-name="P157"/>
          </table:table-cell>
        </table:table-row>
        <table:table-row>
          <table:table-cell table:style-name="Table29.A8" office:value-type="string">
            <text:p text:style-name="P170">activities</text:p>
          </table:table-cell>
          <table:table-cell table:style-name="Table29.B8" office:value-type="string">
            <text:p text:style-name="P157"/>
          </table:table-cell>
        </table:table-row>
        <table:table-row>
          <table:table-cell table:style-name="Table29.A8" office:value-type="string">
            <text:p text:style-name="P170">happened</text:p>
          </table:table-cell>
          <table:table-cell table:style-name="Table29.B8" office:value-type="string">
            <text:p text:style-name="P157"/>
          </table:table-cell>
        </table:table-row>
      </table:table>
      <text:p text:style-name="P33"/>
      <text:p text:style-name="P33"><text:tab/>Видовете ИНМ основно се описва с топология на възлите и силата на връзките между отделните възли <text:span text:style-name="T5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3"/>
      <table:table table:name="Table30" table:style-name="Table30">
        <table:table-column table:style-name="Table30.A"/>
        <table:table-column table:style-name="Table30.B"/>
        <table:table-row>
          <table:table-cell table:style-name="Table30.A1" table:number-columns-spanned="2" office:value-type="string">
            <text:p text:style-name="P95">currency_pairs</text:p>
          </table:table-cell>
          <table:covered-table-cell/>
        </table:table-row>
        <table:table-row>
          <table:table-cell table:style-name="Table30.A2" office:value-type="string">
            <text:p text:style-name="P159">Атрибути</text:p>
          </table:table-cell>
          <table:table-cell table:style-name="Table30.B2" office:value-type="string">
            <text:p text:style-name="P127">Връзки</text:p>
          </table:table-cell>
        </table:table-row>
        <table:table-row>
          <table:table-cell table:style-name="Table30.A9" office:value-type="string">
            <text:p text:style-name="P171">id</text:p>
          </table:table-cell>
          <table:table-cell table:style-name="Table30.B3" office:value-type="string">
            <text:p text:style-name="P164"/>
          </table:table-cell>
        </table:table-row>
        <table:table-row>
          <table:table-cell table:style-name="Table30.A9" office:value-type="string">
            <text:p text:style-name="P171">symbol</text:p>
          </table:table-cell>
          <table:table-cell table:style-name="Table30.B9" office:value-type="string">
            <text:p text:style-name="P164"/>
          </table:table-cell>
        </table:table-row>
        <table:table-row>
          <table:table-cell table:style-name="Table30.A9" office:value-type="string">
            <text:p text:style-name="P171">period_id</text:p>
          </table:table-cell>
          <table:table-cell table:style-name="Table30.B9" office:value-type="string">
            <text:p text:style-name="P171">time_periods.id</text:p>
          </table:table-cell>
        </table:table-row>
        <table:table-row>
          <table:table-cell table:style-name="Table30.A9" office:value-type="string">
            <text:p text:style-name="P171">offset</text:p>
          </table:table-cell>
          <table:table-cell table:style-name="Table30.B9" office:value-type="string">
            <text:p text:style-name="P164"/>
          </table:table-cell>
        </table:table-row>
        <text:soft-page-break/>
        <table:table-row>
          <table:table-cell table:style-name="Table30.A9" office:value-type="string">
            <text:p text:style-name="P171">scale</text:p>
          </table:table-cell>
          <table:table-cell table:style-name="Table30.B9" office:value-type="string">
            <text:p text:style-name="P164"/>
          </table:table-cell>
        </table:table-row>
        <table:table-row>
          <table:table-cell table:style-name="Table30.A9" office:value-type="string">
            <text:p text:style-name="P171">description</text:p>
          </table:table-cell>
          <table:table-cell table:style-name="Table30.B9" office:value-type="string">
            <text:p text:style-name="P164"/>
          </table:table-cell>
        </table:table-row>
        <table:table-row>
          <table:table-cell table:style-name="Table30.A9" office:value-type="string">
            <text:p text:style-name="P171">happened</text:p>
          </table:table-cell>
          <table:table-cell table:style-name="Table30.B9" office:value-type="string">
            <text:p text:style-name="P164"/>
          </table:table-cell>
        </table:table-row>
      </table:table>
      <text:p text:style-name="P34"/>
      <text:p text:style-name="P34"><text:tab/>Всеки времеви ред в системата отразява информацията за една валутна двойка. Валутните двойки се характеризират със символно название <text:span text:style-name="T60">(примерно EURUSD, полето symbol). Втората характеристика на времевия ред е периодът (външна връзка през полето period_id).</text:span></text:p>
      <text:p text:style-name="P34"/>
      <table:table table:name="Table31" table:style-name="Table31">
        <table:table-column table:style-name="Table31.A"/>
        <table:table-column table:style-name="Table31.B"/>
        <table:table-row>
          <table:table-cell table:style-name="Table31.A1" table:number-columns-spanned="2" office:value-type="string">
            <text:p text:style-name="P96">neurons_coordinates</text:p>
          </table:table-cell>
          <table:covered-table-cell/>
        </table:table-row>
        <table:table-row>
          <table:table-cell table:style-name="Table31.A2" office:value-type="string">
            <text:p text:style-name="P160">Атрибути</text:p>
          </table:table-cell>
          <table:table-cell table:style-name="Table31.B2" office:value-type="string">
            <text:p text:style-name="P128">Връзки</text:p>
          </table:table-cell>
        </table:table-row>
        <table:table-row>
          <table:table-cell table:style-name="Table31.A6" office:value-type="string">
            <text:p text:style-name="P172">id</text:p>
          </table:table-cell>
          <table:table-cell table:style-name="Table31.B3" office:value-type="string">
            <text:p text:style-name="P165"/>
          </table:table-cell>
        </table:table-row>
        <table:table-row>
          <table:table-cell table:style-name="Table31.A6" office:value-type="string">
            <text:p text:style-name="P172">ann_id</text:p>
          </table:table-cell>
          <table:table-cell table:style-name="Table31.B6" office:value-type="string">
            <text:p text:style-name="P172">ann.id</text:p>
          </table:table-cell>
        </table:table-row>
        <table:table-row>
          <table:table-cell table:style-name="Table31.A6" office:value-type="string">
            <text:p text:style-name="P172">coordinates</text:p>
          </table:table-cell>
          <table:table-cell table:style-name="Table31.B6" office:value-type="string">
            <text:p text:style-name="P165"/>
          </table:table-cell>
        </table:table-row>
        <table:table-row>
          <table:table-cell table:style-name="Table31.A6" office:value-type="string">
            <text:p text:style-name="P172">happened</text:p>
          </table:table-cell>
          <table:table-cell table:style-name="Table31.B6" office:value-type="string">
            <text:p text:style-name="P165"/>
          </table:table-cell>
        </table:table-row>
      </table:table>
      <text:p text:style-name="P35"/>
      <text:p text:style-name="P35"><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61">(полето coordinates). </text:span></text:p>
      <text:p text:style-name="P35"/>
      <table:table table:name="Table32" table:style-name="Table32">
        <table:table-column table:style-name="Table32.A"/>
        <table:table-column table:style-name="Table32.B"/>
        <table:table-row>
          <table:table-cell table:style-name="Table32.A1" table:number-columns-spanned="2" office:value-type="string">
            <text:p text:style-name="P97">time_periods</text:p>
          </table:table-cell>
          <table:covered-table-cell/>
        </table:table-row>
        <table:table-row>
          <table:table-cell table:style-name="Table32.A2" office:value-type="string">
            <text:p text:style-name="P161">Атрибути</text:p>
          </table:table-cell>
          <table:table-cell table:style-name="Table32.B2" office:value-type="string">
            <text:p text:style-name="P129">Връзки</text:p>
          </table:table-cell>
        </table:table-row>
        <table:table-row>
          <table:table-cell table:style-name="Table32.A5" office:value-type="string">
            <text:p text:style-name="P174">id</text:p>
          </table:table-cell>
          <table:table-cell table:style-name="Table32.B3" office:value-type="string">
            <text:p text:style-name="P166"/>
          </table:table-cell>
        </table:table-row>
        <table:table-row>
          <table:table-cell table:style-name="Table32.A5" office:value-type="string">
            <text:p text:style-name="P173">minutes</text:p>
          </table:table-cell>
          <table:table-cell table:style-name="Table32.B5" office:value-type="string">
            <text:p text:style-name="P166"/>
          </table:table-cell>
        </table:table-row>
        <table:table-row>
          <table:table-cell table:style-name="Table32.A5" office:value-type="string">
            <text:p text:style-name="P173">period</text:p>
          </table:table-cell>
          <table:table-cell table:style-name="Table32.B5" office:value-type="string">
            <text:p text:style-name="P166"/>
          </table:table-cell>
        </table:table-row>
      </table:table>
      <text:p text:style-name="P36"/>
      <text:p text:style-name="P36"><text:tab/>В програмата <text:span text:style-name="T6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6"/>
      <table:table table:name="Table33" table:style-name="Table33">
        <table:table-column table:style-name="Table33.A"/>
        <table:table-column table:style-name="Table33.B"/>
        <table:table-row>
          <table:table-cell table:style-name="Table33.A1" table:number-columns-spanned="2" office:value-type="string">
            <text:p text:style-name="P98">training_options</text:p>
          </table:table-cell>
          <table:covered-table-cell/>
        </table:table-row>
        <table:table-row>
          <table:table-cell table:style-name="Table33.A2" office:value-type="string">
            <text:p text:style-name="P162">Атрибути</text:p>
          </table:table-cell>
          <table:table-cell table:style-name="Table33.B2" office:value-type="string">
            <text:p text:style-name="P130">Връзки</text:p>
          </table:table-cell>
        </table:table-row>
        <table:table-row>
          <table:table-cell table:style-name="Table33.A7" office:value-type="string">
            <text:p text:style-name="P175">id</text:p>
          </table:table-cell>
          <table:table-cell table:style-name="Table33.B3" office:value-type="string">
            <text:p text:style-name="P167"/>
          </table:table-cell>
        </table:table-row>
        <table:table-row>
          <table:table-cell table:style-name="Table33.A7" office:value-type="string">
            <text:p text:style-name="P175">ann_id</text:p>
          </table:table-cell>
          <table:table-cell table:style-name="Table33.B7" office:value-type="string">
            <text:p text:style-name="P175">ann.id</text:p>
          </table:table-cell>
        </table:table-row>
        <table:table-row>
          <table:table-cell table:style-name="Table33.A7" office:value-type="string">
            <text:p text:style-name="P175">de_population_size</text:p>
          </table:table-cell>
          <table:table-cell table:style-name="Table33.B7" office:value-type="string">
            <text:p text:style-name="P167"/>
          </table:table-cell>
        </table:table-row>
        <table:table-row>
          <table:table-cell table:style-name="Table33.A7" office:value-type="string">
            <text:p text:style-name="P175">number_of_training_bars</text:p>
          </table:table-cell>
          <table:table-cell table:style-name="Table33.B7" office:value-type="string">
            <text:p text:style-name="P167"/>
          </table:table-cell>
        </table:table-row>
        <text:soft-page-break/>
        <table:table-row>
          <table:table-cell table:style-name="Table33.A7" office:value-type="string">
            <text:p text:style-name="P175">after_bars_prediction</text:p>
          </table:table-cell>
          <table:table-cell table:style-name="Table33.B7" office:value-type="string">
            <text:p text:style-name="P167"/>
          </table:table-cell>
        </table:table-row>
      </table:table>
      <text:p text:style-name="P37"/>
      <text:p text:style-name="P37"><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7"/>
      <table:table table:name="Table34" table:style-name="Table34">
        <table:table-column table:style-name="Table34.A"/>
        <table:table-column table:style-name="Table34.B"/>
        <table:table-row>
          <table:table-cell table:style-name="Table34.A1" table:number-columns-spanned="2" office:value-type="string">
            <text:p text:style-name="P99">training_set</text:p>
          </table:table-cell>
          <table:covered-table-cell/>
        </table:table-row>
        <table:table-row>
          <table:table-cell table:style-name="Table34.A2" office:value-type="string">
            <text:p text:style-name="P163">Атрибути</text:p>
          </table:table-cell>
          <table:table-cell table:style-name="Table34.B2" office:value-type="string">
            <text:p text:style-name="P131">Връзки</text:p>
          </table:table-cell>
        </table:table-row>
        <table:table-row>
          <table:table-cell table:style-name="Table34.A12" office:value-type="string">
            <text:p text:style-name="P176">id</text:p>
          </table:table-cell>
          <table:table-cell table:style-name="Table34.B3" office:value-type="string">
            <text:p text:style-name="P168"/>
          </table:table-cell>
        </table:table-row>
        <table:table-row>
          <table:table-cell table:style-name="Table34.A12" office:value-type="string">
            <text:p text:style-name="P176">currency_pairs_id</text:p>
          </table:table-cell>
          <table:table-cell table:style-name="Table34.B12" office:value-type="string">
            <text:p text:style-name="P176">currency_pairs.id</text:p>
          </table:table-cell>
        </table:table-row>
        <table:table-row>
          <table:table-cell table:style-name="Table34.A12" office:value-type="string">
            <text:p text:style-name="P176">number_of_examples</text:p>
          </table:table-cell>
          <table:table-cell table:style-name="Table34.B12" office:value-type="string">
            <text:p text:style-name="P168"/>
          </table:table-cell>
        </table:table-row>
        <table:table-row>
          <table:table-cell table:style-name="Table34.A12" office:value-type="string">
            <text:p text:style-name="P176">time</text:p>
          </table:table-cell>
          <table:table-cell table:style-name="Table34.B12" office:value-type="string">
            <text:p text:style-name="P168"/>
          </table:table-cell>
        </table:table-row>
        <table:table-row>
          <table:table-cell table:style-name="Table34.A12" office:value-type="string">
            <text:p text:style-name="P176">open</text:p>
          </table:table-cell>
          <table:table-cell table:style-name="Table34.B12" office:value-type="string">
            <text:p text:style-name="P168"/>
          </table:table-cell>
        </table:table-row>
        <table:table-row>
          <table:table-cell table:style-name="Table34.A12" office:value-type="string">
            <text:p text:style-name="P176">low</text:p>
          </table:table-cell>
          <table:table-cell table:style-name="Table34.B12" office:value-type="string">
            <text:p text:style-name="P168"/>
          </table:table-cell>
        </table:table-row>
        <table:table-row>
          <table:table-cell table:style-name="Table34.A12" office:value-type="string">
            <text:p text:style-name="P176">high</text:p>
          </table:table-cell>
          <table:table-cell table:style-name="Table34.B12" office:value-type="string">
            <text:p text:style-name="P168"/>
          </table:table-cell>
        </table:table-row>
        <table:table-row>
          <table:table-cell table:style-name="Table34.A12" office:value-type="string">
            <text:p text:style-name="P176">close</text:p>
          </table:table-cell>
          <table:table-cell table:style-name="Table34.B12" office:value-type="string">
            <text:p text:style-name="P168"/>
          </table:table-cell>
        </table:table-row>
        <table:table-row>
          <table:table-cell table:style-name="Table34.A12" office:value-type="string">
            <text:p text:style-name="P176">volume</text:p>
          </table:table-cell>
          <table:table-cell table:style-name="Table34.B12" office:value-type="string">
            <text:p text:style-name="P168"/>
          </table:table-cell>
        </table:table-row>
        <table:table-row>
          <table:table-cell table:style-name="Table34.A12" office:value-type="string">
            <text:p text:style-name="P176">happened</text:p>
          </table:table-cell>
          <table:table-cell table:style-name="Table34.B12" office:value-type="string">
            <text:p text:style-name="P16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6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5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 енд модул за наблюдение и настройване на системата<text:bookmark-end text:name="__RefHeading___Toc10174_594487062"/></text:h>
      <text:p text:style-name="Standard"/>
      <text:p text:style-name="P61"><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7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62"><draw:frame draw:style-name="fr3" draw:name="Image2" text:anchor-type="paragraph" svg:width="16.999cm" svg:height="14.259cm" draw:z-index="19"><draw:image xlink:href="Pictures/1000020100000327000002A58ACD7C26.png" xlink:type="simple" xlink:show="embed" xlink:actuate="onLoad"/></draw:frame><text:span text:style-name="T1">Фиг. </text:span><text:span text:style-name="T3">3.2</text:span><text:span text:style-name="T77"> Екран за вход в бакедн системата.</text:span></text:p>
      <text:p text:style-name="Standard"><text:soft-page-break/></text:p>
      <text:p text:style-name="Standard"><text:tab/>Основна задача на бак енд модулът е да осъществява връзка с РСУБД <text:span text:style-name="T8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62"><draw:frame draw:style-name="fr4" draw:name="Image3" text:anchor-type="paragraph" svg:width="16.999cm" svg:height="14.277cm" draw:z-index="20"><draw:image xlink:href="Pictures/1000020100000326000002A537479D41.png" xlink:type="simple" xlink:show="embed" xlink:actuate="onLoad"/></draw:frame><text:span text:style-name="T1">Фиг. </text:span><text:span text:style-name="T4">3.3</text:span><text:span text:style-name="T8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88">(Фиг. 3.3).</text:span></text:p>
      <text:p text:style-name="Standard"/>
      <text:p text:style-name="P62"><draw:frame draw:style-name="fr4" draw:name="Image4" text:anchor-type="paragraph" svg:width="16.999cm" svg:height="14.196cm" draw:z-index="21"><draw:image xlink:href="Pictures/1000020100000327000002A242B2D03D.png" xlink:type="simple" xlink:show="embed" xlink:actuate="onLoad"/></draw:frame><text:soft-page-break/><text:span text:style-name="T1">Фиг. </text:span><text:span text:style-name="T5">3.4</text:span><text:span text:style-name="T8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89">(Фиг. 3.4).</text:span></text:p>
      <text:p text:style-name="Standard"/>
      <text:p text:style-name="P62"><draw:frame draw:style-name="fr4" draw:name="Image5" text:anchor-type="paragraph" svg:width="16.999cm" svg:height="14.217cm" draw:z-index="22"><draw:image xlink:href="Pictures/1000020100000327000002A358A84EB8.png" xlink:type="simple" xlink:show="embed" xlink:actuate="onLoad"/></draw:frame><text:soft-page-break/><text:span text:style-name="T1">Фиг. </text:span><text:span text:style-name="T6">3.5</text:span><text:span text:style-name="T8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90">(Фиг. 3.5).</text:span></text:p>
      <text:p text:style-name="Standard"/>
      <text:p text:style-name="P62"><draw:frame draw:style-name="fr4" draw:name="Image6" text:anchor-type="paragraph" svg:width="16.999cm" svg:height="14.199cm" draw:z-index="23"><draw:image xlink:href="Pictures/1000020100000328000002A369BA5FA9.png" xlink:type="simple" xlink:show="embed" xlink:actuate="onLoad"/></draw:frame><text:soft-page-break/><text:span text:style-name="T1">Фиг. </text:span><text:span text:style-name="T7">3.6</text:span><text:span text:style-name="T8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9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62"><draw:frame draw:style-name="fr4" draw:name="Image7" text:anchor-type="paragraph" svg:width="16.999cm" svg:height="14.213cm" draw:z-index="24"><draw:image xlink:href="Pictures/1000020100000326000002A2C3F7F30D.png" xlink:type="simple" xlink:show="embed" xlink:actuate="onLoad"/></draw:frame><text:soft-page-break/><text:span text:style-name="T1">Фиг. </text:span><text:span text:style-name="T8">3.7</text:span><text:span text:style-name="T8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9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20" text:outline-level="2"><text:bookmark-start text:name="__RefHeading___Toc10176_594487062"/><text:s text:c="2"/>3.<text:span text:style-name="T9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93">HTML, CSS, PHP. Целта на фронт енд модула е да представя информация от системата, която е за публично ползване. </text:span><text:soft-page-break/><text:span text:style-name="T93">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62"><draw:frame draw:style-name="fr3" draw:name="Image8" text:anchor-type="paragraph" svg:width="16.999cm" svg:height="14.377cm" draw:z-index="25"><draw:image xlink:href="Pictures/100002010000042800000384A1D26C48.png" xlink:type="simple" xlink:show="embed" xlink:actuate="onLoad"/></draw:frame><text:span text:style-name="T1">Фиг. </text:span><text:span text:style-name="T9">3.8</text:span><text:span text:style-name="T94"> Основна уеб страница за публикуване на публично достъпна информация от системата.</text:span></text:p>
      <text:p text:style-name="Standard"/>
      <text:p text:style-name="P62"><draw:frame draw:style-name="fr4" draw:name="Image9" text:anchor-type="paragraph" svg:width="16.999cm" svg:height="14.377cm" draw:z-index="26"><draw:image xlink:href="Pictures/100002010000042800000384FC573880.png" xlink:type="simple" xlink:show="embed" xlink:actuate="onLoad"/></draw:frame><text:soft-page-break/><text:span text:style-name="T1">Фиг. </text:span><text:span text:style-name="T10">3.9</text:span><text:span text:style-name="T9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95">(Фиг. 3.9).</text:span></text:p>
      <text:p text:style-name="Standard"/>
      <text:p text:style-name="P62"><draw:frame draw:style-name="fr4" draw:name="Image10" text:anchor-type="paragraph" svg:width="16.999cm" svg:height="14.377cm" draw:z-index="27"><draw:image xlink:href="Pictures/100002010000042800000384E5816FE3.png" xlink:type="simple" xlink:show="embed" xlink:actuate="onLoad"/></draw:frame><text:soft-page-break/><text:span text:style-name="T1">Фиг. </text:span><text:span text:style-name="T11">3.10</text:span><text:span text:style-name="T9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96">(Фиг. 3.10).</text:span></text:p>
      <text:p text:style-name="Standard"/>
      <text:h text:style-name="P211" text:outline-level="1"><text:bookmark-start text:name="__RefHeading__152_63795308"/>Глава <text:span text:style-name="T2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21"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1"><text:tab/>В предложената система за разпределени изчисления, основната популация се намира на един централен възел <text:span text:style-name="T9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1"/>
      <text:p text:style-name="P8"><draw:frame draw:style-name="fr6" draw:name="Image11" text:anchor-type="paragraph" svg:width="8.729cm" svg:height="7.939cm" draw:z-index="28"><draw:image xlink:href="Pictures/100002010000029400000258D9AF215F.png" xlink:type="simple" xlink:show="embed" xlink:actuate="onLoad"/></draw:frame><text:span text:style-name="T1">Фиг. </text:span><text:span text:style-name="T12">4.1</text:span><text:span text:style-name="T98"> Инцидентно включване на възли в разпределената система.</text:span></text:p>
      <text:p text:style-name="P51"/>
      <text:p text:style-name="P52"><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0"/>
      <text:p text:style-name="P7"><draw:frame draw:style-name="fr3" draw:name="Image12" text:anchor-type="paragraph" svg:width="10.5cm" svg:height="9.871cm" draw:z-index="29"><draw:image xlink:href="Pictures/100002010000035C000003282DC7687F.png" xlink:type="simple" xlink:show="embed" xlink:actuate="onLoad"/></draw:frame><text:soft-page-break/><text:span text:style-name="T1">Фиг. </text:span><text:span text:style-name="T13">4.2</text:span><text:span text:style-name="T9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00">(Фиг. 4.2).</text:span></text:p>
      <text:p text:style-name="P2"/>
      <text:h text:style-name="Heading_20_2" text:outline-level="2"><text:bookmark-start text:name="__RefHeading___Toc3707_327085497"/><text:s text:c="2"/><text:span text:style-name="T103">4.2 Сравнение между C++ и AJAX, при правия пас на ИНМ</text:span><text:bookmark-end text:name="__RefHeading___Toc3707_327085497"/></text:h>
      <text:p text:style-name="P2"/>
      <text:p text:style-name="P53"><text:tab/>В настоящото изследване <text:span text:style-name="T21">[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3"/>
      <text:p text:style-name="P53"><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text:soft-page-break/>моделите с ОРГ. Като предавателна функция се използва линейна предавателна функция:</text:p>
      <text:p text:style-name="P53"/>
      <text:p text:style-name="P53">()<text:tab/>u[i] = sum(w[i][j]*x[j])</text:p>
      <text:p text:style-name="P53"/>
      <text:p text:style-name="P53"><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3"/>
      <text:p text:style-name="P53"><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3"/>
      <text:p text:style-name="P53">()<text:tab/><text:tab/><text:tab/><text:tab/><text:tab/>x[i] = 1 / (1 + exp(-u[i]))</text:p>
      <text:p text:style-name="P53"/>
      <text:p text:style-name="P53"><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3"/>
      <text:p text:style-name="P53"><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text:soft-page-break/>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3"/>
      <text:p text:style-name="P53"><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3"/>
      <text:p text:style-name="P53"><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3"/>
      <text:p text:style-name="P53"><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text:soft-page-break/>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P55"><draw:frame draw:style-name="fr1" draw:name="Image13" text:anchor-type="paragraph" svg:width="12cm" svg:height="9.601cm" draw:z-index="30"><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 </text:p>
      <text:p text:style-name="P54"/>
      <text:p text:style-name="P55"><draw:frame draw:style-name="fr3" draw:name="Image14" text:anchor-type="paragraph" svg:width="12cm" svg:height="9.62cm" draw:z-index="31"><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 </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0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0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6"><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0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0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25" text:outline-level="3"><text:bookmark-start text:name="__RefHeading___Toc3711_327085497"/><text:s text:c="4"/>4.<text:span text:style-name="T103">3</text:span>.1 Сравнение между пълно-свързана и трислойна ИНМ<text:bookmark-end text:name="__RefHeading___Toc3711_327085497"/></text:h>
      <text:p text:style-name="P2"/>
      <text:p text:style-name="P57"/>
      <text:p text:style-name="P57"/>
      <text:h text:style-name="P226" text:outline-level="3"><text:bookmark-start text:name="__RefHeading___Toc3713_327085497"/><text:s text:c="4"/><text:span text:style-name="T102">4.3.2 Сравнение между трислойни ИНМ с различен размер в скрития слой</text:span><text:bookmark-end text:name="__RefHeading___Toc3713_327085497"/></text:h>
      <text:p text:style-name="P57"/>
      <text:p text:style-name="P2"><text:tab/>Проведените експерименти са извършени с трислойни мрежи, като на входа се подават <text:span text:style-name="T10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text:span><text:soft-page-break/><text:span text:style-name="T106">слой.</text:span></text:p>
      <text:p text:style-name="P2"/>
      <text:p text:style-name="P9"><draw:frame draw:style-name="fr2" draw:name="Image15" text:anchor-type="paragraph" svg:x="0.224cm" svg:y="0.058cm" svg:width="17cm" svg:height="11.333cm" draw:z-index="32"><draw:image xlink:href="Pictures/100002010000036000000240FEE1BB70.png" xlink:type="simple" xlink:show="embed" xlink:actuate="onLoad"/></draw:frame><text:span text:style-name="T16">Фиг. </text:span><text:span text:style-name="T14">4.</text:span><text:span text:style-name="T15">5</text:span><text:span text:style-name="T107"> Брой епохи за обучение, при еднакъв времеви интервал, за обучението, но различен размер на скрития слой. </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P9"><draw:frame draw:style-name="fr3" draw:name="Image16" text:anchor-type="paragraph" svg:width="17cm" svg:height="11.333cm" draw:z-index="33"><draw:image xlink:href="Pictures/100002010000036000000240A7FC8E1E.png" xlink:type="simple" xlink:show="embed" xlink:actuate="onLoad"/></draw:frame><text:soft-page-break/><text:span text:style-name="T16">Фиг. </text:span><text:span text:style-name="T14">4.</text:span><text:span text:style-name="T15">6</text:span><text:span text:style-name="T10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0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0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0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P216"><draw:frame draw:style-name="fr3" draw:name="Image17" text:anchor-type="paragraph" svg:width="15.879cm" svg:height="8.894cm" draw:z-index="34"><draw:image xlink:href="Pictures/100000000000025900000151D6C9948C.png" xlink:type="simple" xlink:show="embed" xlink:actuate="onLoad"/></draw:frame><text:soft-page-break/><text:span text:style-name="T16">Фиг. </text:span><text:span text:style-name="T14">4.</text:span><text:span text:style-name="T17">7</text:span><text:span text:style-name="T107"> Брой епохи за обучение, при еднакъв времеви интервал, за обучението, но различен размер на входния слой (прозорец от данни в миналото). </text:span></text:p>
      <text:p text:style-name="P2"/>
      <text:p text:style-name="P2"><text:tab/>От Фиг. <text:span text:style-name="T11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P2"><draw:frame draw:style-name="fr1" draw:name="Image18" text:anchor-type="paragraph" svg:width="15.879cm" svg:height="8.894cm" draw:z-index="35"><draw:image xlink:href="Pictures/10000000000002590000015134573962.png" xlink:type="simple" xlink:show="embed" xlink:actuate="onLoad"/></draw:frame></text:p>
      <text:p text:style-name="P217"><text:soft-page-break/><text:span text:style-name="T16">Фиг. </text:span><text:span text:style-name="T14">4.</text:span><text:span text:style-name="T18">8</text:span><text:span text:style-name="T10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1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11"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24">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11"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24">K</text:span><text:span text:style-name="T23"> </text:span>специализирани конференции (някои от които с международно участие) по машинно самообучение.</text:p>
      <text:p text:style-name="P2"/>
      <text:p text:style-name="P2"><text:tab/>* <text:span text:style-name="T20">Конференция 1</text:span></text:p>
      <text:p text:style-name="P2"><text:tab/>* <text:span text:style-name="T20">Конференция 2</text:span></text:p>
      <text:p text:style-name="P6">...</text:p>
      <text:p text:style-name="P2"><text:tab/>* <text:span text:style-name="T20">Конференция </text:span><text:span text:style-name="T24">K</text:span></text:p>
      <text:p text:style-name="P2"/>
      <text:p text:style-name="P2"><text:tab/>Изследванията от дисертационния труд са отразени в <text:span text:style-name="T24">L</text:span><text:span text:style-name="T23"> </text:span>публикации, <text:span text:style-name="T24">S</text:span><text:span text:style-name="T23"> </text:span>от които са самостоятелни. За самостоятелните публикации са известни цитирания в <text:span text:style-name="T20">...</text:span>, както и рефериране в <text:span text:style-name="T20">...</text:span>.</text:p>
      <text:p text:style-name="P2"/>
      <text:p text:style-name="P2"><text:tab/>Част от получените резултати са включени в отчетите на <text:span text:style-name="T24">T</text:span><text:span text:style-name="T23"> </text:span>научно-изследователски теми от вътрешния план на ИИКТ-БАН:</text:p>
      <text:p text:style-name="P2"/>
      <text:p text:style-name="P2"><text:tab/>* <text:span text:style-name="T20">Тема 1 (вътрешен шифър)</text:span></text:p>
      <text:p text:style-name="P2"><text:soft-page-break/><text:tab/>* <text:span text:style-name="T20">Тема 2 (вътрешен шифър)</text:span></text:p>
      <text:p text:style-name="P6">...</text:p>
      <text:p text:style-name="P2"><text:tab/>* <text:span text:style-name="T20">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20">...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11"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23">[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23">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23">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23">[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23">[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23">[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23">[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23">[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23">[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23">[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23">[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23">[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23">[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23">[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23">[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23">[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10">217. [<text:span text:style-name="T29">MTMQ2015</text:span>] <text:span text:style-name="T28">MetaTrader 4, MetaQuotes Software Corp., (2015, October 20)</text:span> <text:span text:style-name="T28">http://www.metatrader4.com/</text:span></text:p>
      <text:p text:style-name="P2"/>
      <text:p text:style-name="P49">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11" text:outline-level="1"><text:bookmark-start text:name="__RefHeading__162_63795308"/>Списък с публикациите по дисертационната работа<text:bookmark-end text:name="__RefHeading__162_63795308"/></text:h>
      <text:p text:style-name="P2"/>
      <text:p text:style-name="P46">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75">ISSN:1310-652X</text:span></text:p>
      <text:p text:style-name="P46"/>
      <text:p text:style-name="P46">2. Балабанов. Т., Прогнозиране с евристични подходи в разпределена среда, <text:span text:style-name="T73">Proceedings of </text:span>Anniversary Scientific Conference 40 Years Department of Industrial Automation, 2011, <text:span text:style-name="T74">ISBN:978-954-465-043-8</text:span>, 163-<text:span text:style-name="T73">166</text:span></text:p>
      <text:p text:style-name="P46"/>
      <text:p text:style-name="P47">3. <text:span text:style-name="T70">Balabanov. T., Zankinski I., Dobrinkova N., </text:span>Time Series Prediction by Artificial Neural Networks and Differential Evolution in Distributed Environment, <text:span text:style-name="T71">Large-Scale Scientific Computing, Lecture Notes in Computer Science, vol. 7116, 2011, ISBN:978-3-642-29842-4, DOI:10.1007/978-3-642-29843-1_22, 198-205</text:span></text:p>
      <text:p text:style-name="P2"/>
      <text:p text:style-name="P44"><text:span text:style-name="T7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5"/>
      <text:p text:style-name="P45"><text:span text:style-name="T75">5</text:span>. Balabanov, T., Zankinski, I., Barova, M.. Distributed Evolutionary Computing Migration Strategy by Incident Node Participation. Large-Scale Scientific Computing, Lecture Notes in Computer Science, 9374, Springer International Publishing Switzerland, <text:span text:style-name="T72">2015</text:span>, ISBN:978-3-319-26520-9, DOI:10.1007, 203 - 209</text:p>
      <text:p text:style-name="Standard"/>
      <text:p text:style-name="P64">6. Балабанов, Т., Генова, К., <text:span text:style-name="T11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11" text:outline-level="1"><text:bookmark-start text:name="__RefHeading__725_533363062"/>Списък с цитирания и реферирания<text:bookmark-end text:name="__RefHeading__725_533363062"/></text:h>
      <text:p text:style-name="P2"/>
      <text:p text:style-name="P2"/>
      <text:p text:style-name="P2"/>
      <text:h text:style-name="P211"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8">1. Разработка на система за графично изобразяване и визуално манипулиране на изкуствени невронни мрежи, Ралица Николова, НБУ-София</text:p>
      <text:p text:style-name="P48"/>
      <text:p text:style-name="P48">2. Система за визуализиране и манипулиране на изкуствени невронни мрежи“, Момчил Аначков, ТУЕС към ТУ-София</text:p>
      <text:p text:style-name="P48"/>
      <text:p text:style-name="P48">3. Мултимедиен скрийнсейвър за Windows, подходящ за вграждане в проекти за разпределени изчисления, Никола Симеонов, ТУЕС към ТУ-София</text:p>
      <text:p text:style-name="P48"/>
      <text:p text:style-name="P48">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 / <text:page-count>10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8M16S</meta:editing-duration>
    <meta:editing-cycles>778</meta:editing-cycles>
    <meta:generator>LibreOffice/4.4.5.2$MacOSX_X86_64 LibreOffice_project/a22f674fd25a3b6f45bdebf25400ed2adff0ff99</meta:generator>
    <dc:date>2016-05-27T10:17:05.644882000</dc:date>
    <meta:document-statistic meta:table-count="34" meta:image-count="36" meta:object-count="0" meta:page-count="107" meta:paragraph-count="800" meta:word-count="24410" meta:character-count="170094" meta:non-whitespace-character-count="146144"/>
    <meta:user-defined meta:name="Info 1"/>
    <meta:user-defined meta:name="Info 2"/>
    <meta:user-defined meta:name="Info 3"/>
    <meta:user-defined meta:name="Info 4"/>
  </office:meta>
</office:document-meta>
</file>